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3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7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3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9" style:family="paragraph" style:parent-style-name="Text_20_body">
      <style:paragraph-properties fo:margin-left="1.127cm" fo:margin-right="0cm" fo:text-indent="0cm" style:auto-text-indent="false"/>
    </style:style>
    <style:style style:name="P90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2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9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4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5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6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07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8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09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0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1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2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3" style:family="paragraph" style:parent-style-name="Text_20_body" style:list-style-name="L1">
      <style:paragraph-properties fo:margin-top="0.4cm" fo:margin-bottom="0.199cm"/>
    </style:style>
    <style:style style:name="P114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5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6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19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20" style:family="paragraph" style:parent-style-name="Heading_20_2">
      <style:text-properties style:font-name="Arial2" fo:font-size="10pt" style:font-size-asian="10pt" style:font-size-complex="10pt"/>
    </style:style>
    <style:style style:name="P121" style:family="paragraph" style:parent-style-name="Heading_20_2">
      <style:paragraph-properties fo:break-before="page"/>
    </style:style>
    <style:style style:name="P122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23" style:family="paragraph" style:parent-style-name="Standard" style:list-style-name="L1"/>
    <style:style style:name="P124" style:family="paragraph" style:parent-style-name="Standard" style:list-style-name="L3">
      <style:paragraph-properties fo:margin-top="0cm" fo:margin-bottom="0.199cm"/>
    </style:style>
    <style:style style:name="P125" style:family="paragraph">
      <style:paragraph-properties fo:text-align="center"/>
    </style:style>
    <style:style style:name="P126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7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style:use-window-font-color="true" fo:font-style="normal" style:text-underline-style="none" style:font-style-asian="normal" style:font-style-complex="normal"/>
    </style:style>
    <style:style style:name="T28" style:family="text">
      <style:text-properties fo:color="#c00000"/>
    </style:style>
    <style:style style:name="T29" style:family="text">
      <style:text-properties fo:color="#c00000" style:font-name="Arial2" style:font-size-asian="10pt" style:font-name-complex="Arial2" style:font-size-complex="10pt"/>
    </style:style>
    <style:style style:name="T30" style:family="text">
      <style:text-properties fo:color="#c00000" style:font-name="Arial2" fo:font-size="10pt" style:font-size-asian="10pt" style:font-name-complex="Arial2" style:font-size-complex="10pt"/>
    </style:style>
    <style:style style:name="T31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2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3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fo:color="#c00000" style:font-name-complex="Arial2"/>
    </style:style>
    <style:style style:name="T36" style:family="text">
      <style:text-properties fo:color="#c00000" style:font-name-asian="Monospace" style:font-name-complex="Arial2"/>
    </style:style>
    <style:style style:name="T37" style:family="text">
      <style:text-properties fo:color="#0000c0"/>
    </style:style>
    <style:style style:name="T38" style:family="text">
      <style:text-properties fo:color="#0000c0" style:font-name="Arial2" style:font-size-asian="10pt" style:font-name-complex="Arial2" style:font-size-complex="10pt"/>
    </style:style>
    <style:style style:name="T39" style:family="text">
      <style:text-properties fo:color="#0000c0" style:font-name="Arial2" fo:font-size="10pt" style:font-size-asian="10pt" style:font-name-complex="Arial2" style:font-size-complex="10pt"/>
    </style:style>
    <style:style style:name="T40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1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2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3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Arial2" fo:font-style="normal" style:font-style-asian="normal" style:font-style-complex="normal"/>
    </style:style>
    <style:style style:name="T60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Arial2" fo:font-weight="normal" style:font-weight-asian="normal" style:font-weight-complex="normal"/>
    </style:style>
    <style:style style:name="T64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5" style:family="text">
      <style:text-properties style:font-name="Arial2" fo:font-size="4pt" style:font-size-asian="4pt" style:font-size-complex="4pt"/>
    </style:style>
    <style:style style:name="T66" style:family="text">
      <style:text-properties style:font-name-asian="Arial2" style:font-name-complex="Arial2"/>
    </style:style>
    <style:style style:name="T67" style:family="text">
      <style:text-properties fo:font-size="4pt" style:font-size-asian="4pt" style:font-size-complex="4pt"/>
    </style:style>
    <style:style style:name="T68" style:family="text">
      <style:text-properties fo:font-size="4pt" style:font-name-asian="Arial2" style:font-size-asian="4pt" style:font-name-complex="Arial2" style:font-size-complex="4pt"/>
    </style:style>
    <style:style style:name="T69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style:font-style-asian="normal" style:font-style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style:font-weight-asian="bold" style:font-weight-complex="bold"/>
    </style:style>
    <style:style style:name="T76" style:family="text">
      <style:text-properties fo:font-weight="normal" style:font-name-asian="Arial2" style:font-weight-asian="normal" style:font-name-complex="Arial2" style:font-weight-complex="normal"/>
    </style:style>
    <style:style style:name="T77" style:family="text">
      <style:text-properties style:font-name="Courier New"/>
    </style:style>
    <style:style style:name="T78" style:family="text">
      <style:text-properties style:font-name="Courier New" fo:font-weight="bold" style:font-weight-asian="bold" style:font-weight-complex="bold"/>
    </style:style>
    <style:style style:name="T7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style:font-name="Courier New" fo:font-style="normal" style:font-style-asian="normal" style:font-style-complex="normal"/>
    </style:style>
    <style:style style:name="T86" style:family="text">
      <style:text-properties fo:color="#2323dc"/>
    </style:style>
    <style:style style:name="T87" style:family="text">
      <style:text-properties fo:color="#5c8526"/>
    </style:style>
    <style:style style:name="T88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9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1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2" style:family="text">
      <style:text-properties fo:font-variant="normal" fo:text-transform="none"/>
    </style:style>
    <style:style style:name="T93" style:family="text">
      <style:text-properties fo:font-variant="normal" fo:text-transform="none" fo:font-weight="normal" style:font-weight-asian="normal" style:font-weight-complex="normal"/>
    </style:style>
    <style:style style:name="T94" style:family="text">
      <style:text-properties fo:font-variant="normal" fo:text-transform="none" fo:font-style="normal" style:font-style-asian="normal" style:font-style-complex="normal"/>
    </style:style>
    <style:style style:name="T95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/>
    </style:style>
    <style:style style:name="T97" style:family="text">
      <style:text-properties fo:color="#000000" style:font-name-complex="Arial2"/>
    </style:style>
    <style:style style:name="T98" style:family="text">
      <style:text-properties fo:color="#000000" style:font-name="Arial2" fo:font-size="10pt" style:font-size-asian="10pt" style:font-name-complex="Arial2" style:font-size-complex="10pt"/>
    </style:style>
    <style:style style:name="T99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100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1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2" style:family="text">
      <style:text-properties fo:color="#000000" style:font-name="Arial2" style:font-size-asian="10pt" style:font-name-complex="Arial2" style:font-size-complex="10pt"/>
    </style:style>
    <style:style style:name="T103" style:family="text">
      <style:text-properties fo:color="#008000"/>
    </style:style>
    <style:style style:name="T104" style:family="text">
      <style:text-properties fo:color="#008000" style:font-name-complex="Arial2"/>
    </style:style>
    <style:style style:name="T105" style:family="text">
      <style:text-properties fo:color="#008000" style:font-name="Arial2" fo:font-size="10pt" style:font-size-asian="10pt" style:font-name-complex="Arial2" style:font-size-complex="10pt"/>
    </style:style>
    <style:style style:name="T106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8" style:family="text">
      <style:text-properties fo:color="#008000" style:font-name="Arial2" style:font-size-asian="10pt" style:font-name-complex="Arial2" style:font-size-complex="10pt"/>
    </style:style>
    <style:style style:name="T109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1" style:family="text">
      <style:text-properties fo:color="#008000" style:font-name-asian="Monospace" style:font-name-complex="Arial2"/>
    </style:style>
    <style:style style:name="T112" style:family="text">
      <style:text-properties style:font-name-complex="Arial2"/>
    </style:style>
    <style:style style:name="T11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4" style:family="text">
      <style:text-properties style:font-name="Verdana" fo:font-size="10pt" style:font-size-asian="12.0500001907349pt" style:font-size-complex="13.8000001907349pt"/>
    </style:style>
    <style:style style:name="T115" style:family="text">
      <style:text-properties style:font-name="Arial" style:font-name-asian="Arial" style:font-name-complex="Arial"/>
    </style:style>
    <style:style style:name="T116" style:family="text">
      <style:text-properties style:font-name="Arial" style:font-name-asian="DejaVu Sans" style:font-name-complex="DejaVu Sans"/>
    </style:style>
    <style:style style:name="T117" style:family="text">
      <style:text-properties style:font-name="Arial" fo:font-weight="bold" style:font-weight-asian="bold" style:font-weight-complex="bold"/>
    </style:style>
    <style:style style:name="T118" style:family="text">
      <style:text-properties fo:color="#808080" style:font-name="Arial2" fo:font-size="10pt" style:font-size-asian="10pt" style:font-name-complex="Arial2" style:font-size-complex="10pt"/>
    </style:style>
    <style:style style:name="T119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20" style:family="text">
      <style:text-properties style:font-name-asian="Monospace" style:font-name-complex="Monospace"/>
    </style:style>
    <style:style style:name="T121" style:family="text"/>
    <style:style style:name="T122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3" style:family="text">
      <style:text-properties style:font-name="Arial2" fo:font-size="10pt" fo:font-style="italic" style:font-name-complex="Arial2" style:font-size-complex="10pt" style:font-style-complex="italic"/>
    </style:style>
    <style:style style:name="T124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6" svg:width="3.864cm" svg:height="1.103cm" draw:transform="rotate (-0.523598775599386) translate (16.4270972222222cm -0.259291666666667cm)" draw:corner-radius="0.199cm">
     <text:p text:style-name="P125"><text:span text:style-name="T122">DRAFT</text:span></text:p>
    </draw:rect><draw:rect text:anchor-type="paragraph" draw:z-index="6" draw:style-name="gr3" draw:text-style-name="P125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2"/>
      <text:p text:style-name="P72"/>
      <text:p text:style-name="P72"><draw:frame text:anchor-type="paragraph" draw:z-index="5" draw:style-name="gr2" draw:text-style-name="P127" svg:width="16.613cm" svg:height="1.195cm" svg:x="1.565cm" svg:y="0.374cm">
     <draw:text-box>
      <text:p><text:span text:style-name="T123">Disclaimer</text:span><text:span text:style-name="T124">: This is a system in development. <text:s/>That is, the specification may change without notice.</text:span></text:p>
      <text:p><text:span text:style-name="T124">However, it should still give you a good insight in the “Cloud” Token concept. <text:s/></text:span><text:span text:style-name="T123">Feedback is encouraged!</text:span></text:p>
     </draw:text-box>
    </draw:frame></text:p>
      <text:p text:style-name="P72"/>
      <text:p text:style-name="P72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6">Table of Contents</text:p>
          </text:index-title>
          <text:p text:style-name="P100"><text:a xlink:type="simple" xlink:href="#2.Introduction|outline" text:style-name="Internet_20_link" text:visited-style-name="Internet_20_link">Introduction<text:tab/>4</text:a></text:p>
          <text:p text:style-name="P100"><text:a xlink:type="simple" xlink:href="#3.Architecture|outline" text:style-name="Internet_20_link" text:visited-style-name="Internet_20_link">Architecture<text:tab/>4</text:a></text:p>
          <text:p text:style-name="P100"><text:a xlink:type="simple" xlink:href="#4.Provisioning API|outline" text:style-name="Internet_20_link" text:visited-style-name="Internet_20_link">Provisioning API<text:tab/>4</text:a></text:p>
          <text:p text:style-name="P101"><text:a xlink:type="simple" xlink:href="#4.1.Backward Compatibility|outline" text:style-name="Internet_20_link" text:visited-style-name="Internet_20_link">Backward Compatibility<text:tab/>5</text:a></text:p>
          <text:p text:style-name="P100"><text:a xlink:type="simple" xlink:href="#5.User API|outline" text:style-name="Internet_20_link" text:visited-style-name="Internet_20_link">User API<text:tab/>5</text:a></text:p>
          <text:p text:style-name="P100"><text:a xlink:type="simple" xlink:href="#6.Security Model|outline" text:style-name="Internet_20_link" text:visited-style-name="Internet_20_link">Security Model<text:tab/>5</text:a></text:p>
          <text:p text:style-name="P100"><text:a xlink:type="simple" xlink:href="#7.Objects|outline" text:style-name="Internet_20_link" text:visited-style-name="Internet_20_link">Objects<text:tab/>6</text:a></text:p>
          <text:p text:style-name="P101"><text:a xlink:type="simple" xlink:href="#7.1.Key Protection Objects|outline" text:style-name="Internet_20_link" text:visited-style-name="Internet_20_link">Key Protection Objects<text:tab/>6</text:a></text:p>
          <text:p text:style-name="P101"><text:a xlink:type="simple" xlink:href="#7.3.Key Entries|outline" text:style-name="Internet_20_link" text:visited-style-name="Internet_20_link">Key Entries<text:tab/>7</text:a></text:p>
          <text:p text:style-name="P101"><text:a xlink:type="simple" xlink:href="#7.4.Provisioning Objects|outline" text:style-name="Internet_20_link" text:visited-style-name="Internet_20_link">Provisioning Objects<text:tab/>7</text:a></text:p>
          <text:p text:style-name="P100"><text:a xlink:type="simple" xlink:href="#8.Algorithm Support|outline" text:style-name="Internet_20_link" text:visited-style-name="Internet_20_link">Algorithm Support<text:tab/>8</text:a></text:p>
          <text:p text:style-name="P100"><text:a xlink:type="simple" xlink:href="#9.Data Types|outline" text:style-name="Internet_20_link" text:visited-style-name="Internet_20_link">Data Types<text:tab/>9</text:a></text:p>
          <text:p text:style-name="P100"><text:a xlink:type="simple" xlink:href="#10.Return Values|outline" text:style-name="Internet_20_link" text:visited-style-name="Internet_20_link">Return Values<text:tab/>9</text:a></text:p>
          <text:p text:style-name="P100"><text:a xlink:type="simple" xlink:href="#11.Error Codes|outline" text:style-name="Internet_20_link" text:visited-style-name="Internet_20_link">Error Codes<text:tab/>9</text:a></text:p>
          <text:p text:style-name="P100"><text:a xlink:type="simple" xlink:href="#12.Key Policy Attributes|outline" text:style-name="Internet_20_link" text:visited-style-name="Internet_20_link">Key Policy Attributes<text:tab/>10</text:a></text:p>
          <text:p text:style-name="P101"><text:a xlink:type="simple" xlink:href="#12.1.Export Control|outline" text:style-name="Internet_20_link" text:visited-style-name="Internet_20_link">Export Control<text:tab/>10</text:a></text:p>
          <text:p text:style-name="P101"><text:a xlink:type="simple" xlink:href="#12.2.PIN Input Control|outline" text:style-name="Internet_20_link" text:visited-style-name="Internet_20_link">PIN Input Control<text:tab/>10</text:a></text:p>
          <text:p text:style-name="P101"><text:a xlink:type="simple" xlink:href="#12.3.PIN Grouping Control|outline" text:style-name="Internet_20_link" text:visited-style-name="Internet_20_link">PIN Grouping Control<text:tab/>10</text:a></text:p>
          <text:p text:style-name="P101"><text:a xlink:type="simple" xlink:href="#12.4.PIN Pattern Control|outline" text:style-name="Internet_20_link" text:visited-style-name="Internet_20_link">PIN Pattern Control<text:tab/>11</text:a></text:p>
          <text:p text:style-name="P101"><text:a xlink:type="simple" xlink:href="#12.5.PIN and PUK Formats|outline" text:style-name="Internet_20_link" text:visited-style-name="Internet_20_link">PIN and PUK Formats<text:tab/>11</text:a></text:p>
          <text:p text:style-name="P101"><text:a xlink:type="simple" xlink:href="#12.6.Delete Control|outline" text:style-name="Internet_20_link" text:visited-style-name="Internet_20_link">Delete Control<text:tab/>11</text:a></text:p>
          <text:p text:style-name="P101"><text:a xlink:type="simple" xlink:href="#12.7.Biometric Protection|outline" text:style-name="Internet_20_link" text:visited-style-name="Internet_20_link">Biometric Protection<text:tab/>12</text:a></text:p>
          <text:p text:style-name="P101"><text:a xlink:type="simple" xlink:href="#12.9.Key Usage|outline" text:style-name="Internet_20_link" text:visited-style-name="Internet_20_link">Key Usage<text:tab/>12</text:a></text:p>
          <text:p text:style-name="P100"><text:a xlink:type="simple" xlink:href="#13.Methods|outline" text:style-name="Internet_20_link" text:visited-style-name="Internet_20_link">Methods<text:tab/>12</text:a></text:p>
          <text:p text:style-name="P101"><text:a xlink:type="simple" xlink:href="#13.1.createProvisioningSession (1)|outline" text:style-name="Internet_20_link" text:visited-style-name="Internet_20_link">createProvisioningSession (1)<text:tab/>13</text:a></text:p>
          <text:p text:style-name="P101"><text:a xlink:type="simple" xlink:href="#13.2.closeProvisioningSession (2)|outline" text:style-name="Internet_20_link" text:visited-style-name="Internet_20_link">closeProvisioningSession (2)<text:tab/>18</text:a></text:p>
          <text:p text:style-name="P101"><text:a xlink:type="simple" xlink:href="#13.3.enumerateProvisioningSessions (3)|outline" text:style-name="Internet_20_link" text:visited-style-name="Internet_20_link">enumerateProvisioningSessions (3)<text:tab/>19</text:a></text:p>
          <text:p text:style-name="P101"><text:a xlink:type="simple" xlink:href="#13.4.abortProvisioningSession (4)|outline" text:style-name="Internet_20_link" text:visited-style-name="Internet_20_link">abortProvisioningSession (4)<text:tab/>20</text:a></text:p>
          <text:p text:style-name="P101"><text:a xlink:type="simple" xlink:href="#13.5.signProvisioningSessionData (5)|outline" text:style-name="Internet_20_link" text:visited-style-name="Internet_20_link">signProvisioningSessionData (5)<text:tab/>21</text:a></text:p>
          <text:p text:style-name="P101"><text:a xlink:type="simple" xlink:href="#13.6.createPUKPolicy (7)|outline" text:style-name="Internet_20_link" text:visited-style-name="Internet_20_link">createPUKPolicy (7)<text:tab/>22</text:a></text:p>
          <text:p text:style-name="P101"><text:a xlink:type="simple" xlink:href="#13.7.createPINPolicy (8)|outline" text:style-name="Internet_20_link" text:visited-style-name="Internet_20_link">createPINPolicy (8)<text:tab/>23</text:a></text:p>
          <text:p text:style-name="P101"><text:a xlink:type="simple" xlink:href="#13.8.createKeyPair (9)|outline" text:style-name="Internet_20_link" text:visited-style-name="Internet_20_link">createKeyPair (9)<text:tab/>24</text:a></text:p>
          <text:p text:style-name="P101"><text:a xlink:type="simple" xlink:href="#13.9.setCertificatePath (10)|outline" text:style-name="Internet_20_link" text:visited-style-name="Internet_20_link">setCertificatePath (10)<text:tab/>28</text:a></text:p>
          <text:p text:style-name="P101"><text:a xlink:type="simple" xlink:href="#13.10.setSymmetricKey (11)|outline" text:style-name="Internet_20_link" text:visited-style-name="Internet_20_link">setSymmetricKey (11)<text:tab/>30</text:a></text:p>
          <text:p text:style-name="P101"><text:a xlink:type="simple" xlink:href="#13.11.addExtensionData (12)|outline" text:style-name="Internet_20_link" text:visited-style-name="Internet_20_link">addExtensionData (12)<text:tab/>31</text:a></text:p>
          <text:p text:style-name="P101"><text:a xlink:type="simple" xlink:href="#13.12.restorePrivateKey (20)|outline" text:style-name="Internet_20_link" text:visited-style-name="Internet_20_link">restorePrivateKey (20)<text:tab/>34</text:a></text:p>
          <text:p text:style-name="P101"><text:a xlink:type="simple" xlink:href="#13.13.getDeviceInfo (31)|outline" text:style-name="Internet_20_link" text:visited-style-name="Internet_20_link">getDeviceInfo (31)<text:tab/>35</text:a></text:p>
          <text:p text:style-name="P101"><text:a xlink:type="simple" xlink:href="#13.14.enumerateKeys (32)|outline" text:style-name="Internet_20_link" text:visited-style-name="Internet_20_link">enumerateKeys (32)<text:tab/>36</text:a></text:p>
          <text:p text:style-name="P101"><text:a xlink:type="simple" xlink:href="#13.15.postProvisioningDeleteKey (50)|outline" text:style-name="Internet_20_link" text:visited-style-name="Internet_20_link">postProvisioningDeleteKey (50)<text:tab/>37</text:a></text:p>
          <text:p text:style-name="P101"><text:a xlink:type="simple" xlink:href="#13.16.postProvisioningUpdateKey (51)|outline" text:style-name="Internet_20_link" text:visited-style-name="Internet_20_link">postProvisioningUpdateKey (51)<text:tab/>38</text:a></text:p>
          <text:p text:style-name="P101"><text:a xlink:type="simple" xlink:href="#13.17.signHashedData (100)|outline" text:style-name="Internet_20_link" text:visited-style-name="Internet_20_link">signHashedData (100)<text:tab/>39</text:a></text:p>
          <text:p text:style-name="P101"><text:a xlink:type="simple" xlink:href="#13.18.getKeyAttributes (101)|outline" text:style-name="Internet_20_link" text:visited-style-name="Internet_20_link">getKeyAttributes (101)<text:tab/>40</text:a></text:p>
          <text:p text:style-name="P101"><text:a xlink:type="simple" xlink:href="#13.20.getKeyProtectionInfo (102)|outline" text:style-name="Internet_20_link" text:visited-style-name="Internet_20_link">getKeyProtectionInfo (102)<text:tab/>41</text:a></text:p>
          <text:p text:style-name="P101"><text:a xlink:type="simple" xlink:href="#13.21.getExtensionObject (103)|outline" text:style-name="Internet_20_link" text:visited-style-name="Internet_20_link">getExtensionObject (103)<text:tab/>42</text:a></text:p>
          <text:p text:style-name="P101"><text:a xlink:type="simple" xlink:href="#13.22.deleteKey (104)|outline" text:style-name="Internet_20_link" text:visited-style-name="Internet_20_link">deleteKey (104)<text:tab/>43</text:a></text:p>
          <text:p text:style-name="P101"><text:a xlink:type="simple" xlink:href="#13.23.unlockKey (105)|outline" text:style-name="Internet_20_link" text:visited-style-name="Internet_20_link">unlockKey (105)<text:tab/>44</text:a></text:p>
          <text:p text:style-name="P101"><text:soft-page-break/><text:a xlink:type="simple" xlink:href="#13.24.exportKey (106)|outline" text:style-name="Internet_20_link" text:visited-style-name="Internet_20_link">exportKey (106)<text:tab/>45</text:a></text:p>
          <text:p text:style-name="P100"><text:a xlink:type="simple" xlink:href="#14.Session Security Mechanisms|outline" text:style-name="Internet_20_link" text:visited-style-name="Internet_20_link">Session Security Mechanisms<text:tab/>46</text:a></text:p>
          <text:p text:style-name="P101"><text:a xlink:type="simple" xlink:href="#14.1.Encrypted Data|outline" text:style-name="Internet_20_link" text:visited-style-name="Internet_20_link">Encrypted Data<text:tab/>46</text:a></text:p>
          <text:p text:style-name="P101"><text:a xlink:type="simple" xlink:href="#14.2.MAC Operations|outline" text:style-name="Internet_20_link" text:visited-style-name="Internet_20_link">MAC Operations<text:tab/>46</text:a></text:p>
          <text:p text:style-name="P101"><text:a xlink:type="simple" xlink:href="#14.3.Attestations|outline" text:style-name="Internet_20_link" text:visited-style-name="Internet_20_link">Attestations<text:tab/>46</text:a></text:p>
          <text:p text:style-name="P101"><text:a xlink:type="simple" xlink:href="#14.4.Post Provisioning MAC Operations|outline" text:style-name="Internet_20_link" text:visited-style-name="Internet_20_link">Post Provisioning MAC Operations<text:tab/>46</text:a></text:p>
          <text:p text:style-name="P100"><text:a xlink:type="simple" xlink:href="#15.Missing Methods|outline" text:style-name="Internet_20_link" text:visited-style-name="Internet_20_link">Missing Methods<text:tab/>47</text:a></text:p>
          <text:p text:style-name="P100"><text:a xlink:type="simple" xlink:href="#16.Sample Session|outline" text:style-name="Internet_20_link" text:visited-style-name="Internet_20_link">Sample Session<text:tab/>48</text:a></text:p>
          <text:p text:style-name="P100"><text:a xlink:type="simple" xlink:href="#17.Remote Key Lookup|outline" text:style-name="Internet_20_link" text:visited-style-name="Internet_20_link">Remote Key Lookup<text:tab/>49</text:a></text:p>
          <text:p text:style-name="P100"><text:a xlink:type="simple" xlink:href="#18.Security Considerations|outline" text:style-name="Internet_20_link" text:visited-style-name="Internet_20_link">Security Considerations<text:tab/>50</text:a></text:p>
          <text:p text:style-name="P100"><text:a xlink:type="simple" xlink:href="#19.Intellectual Property Rights|outline" text:style-name="Internet_20_link" text:visited-style-name="Internet_20_link">Intellectual Property Rights<text:tab/>50</text:a></text:p>
          <text:p text:style-name="P100"><text:a xlink:type="simple" xlink:href="#20.References|outline" text:style-name="Internet_20_link" text:visited-style-name="Internet_20_link">References<text:tab/>51</text:a></text:p>
          <text:p text:style-name="P100"><text:a xlink:type="simple" xlink:href="#21.Acknowledgments|outline" text:style-name="Internet_20_link" text:visited-style-name="Internet_20_link">Acknowledgments<text:tab/>52</text:a></text:p>
          <text:p text:style-name="P100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17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0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21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0">Many card schemes also depend on roles like SO (Security Officer) which squarely matches scenarios with users associated with a multitude of </text:span><text:span text:style-name="T1">independent</text:span><text:span text:style-name="T70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0">. <text:s/>Using SKS, the </text:span><text:span text:style-name="T1">technical</text:span><text:span text:style-name="T70"> part of the SO role, exclusively becomes an affair between the card and the issuers, </text:span><text:span text:style-name="T1">where each issuer is confined to their own virtual card and SO policy</text:span><text:span text:style-name="T70">.</text:span></text:p>
      <text:p text:style-name="P52"><text:span text:style-name="T70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0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17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21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0"> denotes an </text:span><text:span text:style-name="T1">optional</text:span><text:span text:style-name="T70"> secret key defined by calling </text:span>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2"> denote </text:span><text:span text:style-name="T2">optional</text:span><text:span text:style-name="T72"> extension objects defined by calling </text:span><text:span text:style-name="CrossRef"><text:span text:style-name="T70"><text:reference-ref text:reference-format="text" text:ref-name="addextensiondata">addExtensionData</text:reference-ref></text:span></text:span><text:span text:style-name="T72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17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4">See </text:span><text:span text:style-name="CrossRef"><text:span text:style-name="T75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17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7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8">byte[</text:span><text:span text:style-name="T65"> </text:span><text:span text:style-name="T48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18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0"><text:reference-ref text:reference-format="text" text:ref-name="privatekeybackup">PrivateKeyBackup</text:reference-ref></text:span></text:span>, <text:span text:style-name="CrossRef"><text:span text:style-name="T70"><text:reference-ref text:reference-format="text" text:ref-name="updatable.key">Updatable</text:reference-ref></text:span></text:span>, and <text:span text:style-name="CrossRef"><text:span text:style-name="T70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4">The following table illustrates the use of the </text:span><text:span text:style-name="CrossRef"><text:reference-ref text:reference-format="text" text:ref-name="exportpolicy">ExportPolicy</text:reference-ref></text:span><text:span text:style-name="T74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7">Continued on the next page...</text:p>
      <text:p text:style-name="P77"/>
      <text:h text:style-name="P121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3">Continued on the next page...</text:p>
      <text:h text:style-name="P121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20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4"><text:reference-ref text:reference-format="text" text:ref-name="user.api">User API</text:reference-ref></text:span></text:span><text:span text:style-name="T48"> methods like </text:span><text:span text:style-name="CrossRef"><text:span text:style-name="T114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0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9">3</text:p>
          </table:table-cell>
          <table:table-cell table:style-name="Table25.D2" office:value-type="string">
            <text:p text:style-name="P68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8"><text:span text:style-name="CrossRef"><text:span text:style-name="T13">See </text:span></text:span><text:span text:style-name="CrossRef"><text:span text:style-name="T70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8">nonRepudiation</text:span> and <text:span text:style-name="T78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0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5">≥</text:span><text:span text:style-name="T116"> 100.</text:span></text:p>
      <text:h text:style-name="P122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7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70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0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0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8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8">SKS-created ephemeral ECDH key which <text:span text:style-name="T70">MUST be in </text:span><text:span text:style-name="CrossRef"><text:span text:style-name="T70"><text:reference-ref text:reference-format="text" text:ref-name="X.509">X.509</text:reference-ref></text:span></text:span><text:span text:style-name="T70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3">createProvisioningSession</text:span><text:span text:style-name="T70"> establishes a </text:span><text:span text:style-name="T1">persistent session key</text:span><text:span text:style-name="T70"> that is only known by the issuer and the SKS for usage in subsequent provisioning steps. <text:s/>In addition, the SKS is </text:span><text:span text:style-name="T1">optionally</text:span><text:span text:style-name="T70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5">Shown below is the mandatory to support<text:span text:style-name="T100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357629248" text:style-name="L1">
              <text:list-item>
                <text:p text:style-name="P106">Generate a for this SKS <text:span text:style-name="T1">unique</text:span> <text:span text:style-name="T78">ClientSessionID</text:span></text:p>
              </text:list-item>
              <text:list-item>
                <text:p text:style-name="P103">Output <text:span text:style-name="T78">ClientSessionID</text:span></text:p>
              </text:list-item>
              <text:list-item>
                <text:p text:style-name="P103">Generate an <text:span text:style-name="T1">ephemeral</text:span> ECDH key-pair <text:span text:style-name="T78">EKP</text:span> using <text:span text:style-name="T1">the same named curve</text:span> as <text:span text:style-name="T78">ServerEphemeralKey</text:span></text:p>
              </text:list-item>
              <text:list-item>
                <text:p text:style-name="P102">Output <text:span text:style-name="T82">ClientEphemeralKey</text:span> = <text:span text:style-name="T84">EKP.PublicKey</text:span></text:p>
              </text:list-item>
              <text:list-item>
                <text:p text:style-name="P103">Apply the <text:span text:style-name="CrossRef"><text:reference-ref text:reference-format="text" text:ref-name="sp800-56a">SP800-56A</text:reference-ref></text:span> C(2, 0, ECC CDH) algorithm on <text:span text:style-name="T78">EKP.PrivateKey</text:span> and <text:span text:style-name="T78">ServerEphemeralKey</text:span> creating a shared secret <text:span text:style-name="T78">Z</text:span></text:p>
              </text:list-item>
              <text:list-item>
                <text:p text:style-name="P104">Define a variable byte[32] <text:reference-mark-start text:name="sess.key"/><text:span text:style-name="T78">SessionKey</text:span><text:reference-mark-end text:name="sess.key"/></text:p>
              </text:list-item>
              <text:list-item>
                <text:p text:style-name="P105">Set <text:span text:style-name="T78">SessionKey</text:span> = <text:span text:style-name="CrossRef"><text:span text:style-name="T70"><text:reference-ref text:reference-format="text" text:ref-name="HMAC_SHA256">HMAC-SHA256</text:reference-ref></text:span></text:span> (<text:span text:style-name="T78">Z</text:span>, <text:span text:style-name="T78">ClientSessionID</text:span> || <text:tab/> <text:span text:style-name="T88">// KDF (Key Derivation Function)</text:span><text:line-break/><text:tab/><text:span text:style-name="T78">ServerSessionID</text:span> ||<text:line-break/> <text:tab/><text:span text:style-name="T78">IssuerURI</text:span> ||<text:line-break/><text:tab/><text:span text:style-name="CrossRef"><text:span text:style-name="T70"><text:reference-ref text:reference-format="text" text:ref-name="devcert">Device Certificate</text:reference-ref></text:span></text:span><text:span text:style-name="T63">)</text:span><text:tab/></text:p>
              </text:list-item>
              <text:list-item>
                <text:p text:style-name="P109"><text:span text:style-name="T63">Output </text:span><text:span text:style-name="T82">SessionAttestation</text:span> = <text:span text:style-name="CrossRef"><text:span text:style-name="T70"><text:reference-ref text:reference-format="text" text:ref-name="sign">Sign</text:reference-ref></text:span></text:span><text:span text:style-name="T71"> </text:span><text:span text:style-name="T63">(</text:span><text:span text:style-name="T62">Attestation Private Key</text:span><text:span text:style-name="T63">,</text:span> <text:s text:c="2"/><text:span text:style-name="T88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0"><text:reference-ref text:reference-format="text" text:ref-name="HMAC_SHA256">HMAC-SHA256</text:reference-ref></text:span></text:span> (<text:span text:style-name="T78">SessionKey</text:span>,<text:tab/><text:span text:style-name="T78">ClientSessionID</text:span> ||<text:line-break/><text:tab/><text:span text:style-name="T78">ServerSessionID</text:span> ||<text:line-break/> <text:tab/><text:span text:style-name="T78">IssuerURI</text:span> ||<text:line-break/><text:tab/><text:span text:style-name="T78">ServerEphemeralKey</text:span> ||<text:line-break/><text:tab/><text:span text:style-name="T78">EKP.PublicKey</text:span> ||<text:line-break/><text:tab/><text:span text:style-name="T78">Updatable</text:span> ||<text:line-break/><text:tab/><text:span text:style-name="T78">ClientTime</text:span> ||<text:line-break/><text:tab/><text:span text:style-name="T78">SessionLifeTime</text:span> ||<text:line-break/><text:tab/><text:span text:style-name="T78">SessionKeyLimit</text:span>))</text:p>
              </text:list-item>
              <text:list-item>
                <text:p text:style-name="P110">Define a variable short <text:reference-mark-start text:name="mac.seq.cnt"/><text:span text:style-name="T78">MACSequenceCounter</text:span><text:reference-mark-end text:name="mac.seq.cnt"/> and set it to <text:span text:style-name="T1">zero</text:span></text:p>
              </text:list-item>
              <text:list-item>
                <text:p text:style-name="P110"><text:span text:style-name="T47">Store </text:span><text:span text:style-name="T78">SessionKey</text:span><text:span text:style-name="T47">, </text:span><text:span text:style-name="T78">MACSequenceCounter</text:span><text:span text:style-name="T47">, </text:span><text:span text:style-name="T78">ClientSessionID</text:span><text:span text:style-name="T47">, </text:span><text:span text:style-name="T78">ServerSessionID</text:span><text:span text:style-name="T47">, </text:span><text:span text:style-name="T78">IssuerURI</text:span><text:span text:style-name="T47">, </text:span><text:span text:style-name="T78">Updatable</text:span><text:span text:style-name="T47">, </text:span><text:span text:style-name="T82">ClientTime</text:span><text:span text:style-name="T47">, </text:span><text:span text:style-name="T78">SessionLifeTime</text:span><text:span text:style-name="T47"> and </text:span><text:span text:style-name="T78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8">ProvisioningHandle</text:span></text:p>
              </text:list-item>
              <text:list-item>
                <text:p text:style-name="P111">Output <text:span text:style-name="T78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0">Creation of a session key is an </text:span><text:span text:style-name="T1">atomic</text:span><text:span text:style-name="T70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70"><text:reference-ref text:reference-format="text" text:ref-name="keygen2">KeyGen2</text:reference-ref></text:span></text:span><text:span text:style-name="T53"> </text:span><text:reference-mark-start text:name="issueruri"/><text:span text:style-name="T81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4">ServerEphemeralKey</text:span><text:reference-mark-end text:name="iisuer.puk.key"/><text:span text:style-name="T70"> </text:span><text:span text:style-name="T53">MUST be in </text:span><text:span text:style-name="CrossRef"><text:span text:style-name="T70"><text:reference-ref text:reference-format="text" text:ref-name="X.509">X.509</text:reference-ref></text:span></text:span><text:span text:style-name="T53"> DER format and MUST match the </text:span><text:span text:style-name="CrossRef"><text:span text:style-name="T70"><text:reference-ref text:reference-format="text" text:ref-name="elliptic.curves">Elliptic Curves</text:reference-ref></text:span></text:span><text:span text:style-name="T53"> capabilities given by </text:span><text:span text:style-name="CrossRef"><text:span text:style-name="T70"><text:reference-ref text:reference-format="text" text:ref-name="getDeviceData">getDeviceInfo</text:reference-ref></text:span></text:span>.</text:p>
      <text:p text:style-name="Text_20_body"><text:span text:style-name="T72">The </text:span><text:reference-mark-start text:name="sign"/><text:span text:style-name="T2">Sign</text:span><text:reference-mark-end text:name="sign"/><text:span text:style-name="T70"> function MUST use </text:span><text:span text:style-name="CrossRef"><text:span text:style-name="T70"><text:reference-ref text:reference-format="text" text:ref-name="DIAS">DIAS</text:reference-ref></text:span></text:span><text:span text:style-name="T70"> or </text:span><text:span text:style-name="CrossRef"><text:span text:style-name="T70"><text:reference-ref text:reference-format="text" text:ref-name="pkcs1">PKCS #1</text:reference-ref></text:span></text:span><text:span text:style-name="T70"> RSASSA signatures for RSA keys and </text:span><text:span text:style-name="CrossRef"><text:span text:style-name="T70"><text:reference-ref text:reference-format="text" text:ref-name="ECDSA">ECDSA</text:reference-ref></text:span></text:span><text:span text:style-name="T70"> for ECC keys with </text:span><text:span text:style-name="CrossRef"><text:span text:style-name="T70"><text:reference-ref text:reference-format="text" text:ref-name="SHA256">SHA256</text:reference-ref></text:span></text:span><text:span text:style-name="T70"> as the hash function. <text:s/>The distinction between RSA and ECDSA keys is performed through the </text:span><text:span text:style-name="CrossRef"><text:span text:style-name="T70"><text:reference-ref text:reference-format="text" text:ref-name="devcert">Device Certificate</text:reference-ref></text:span></text:span> (see <text:span text:style-name="CrossRef"><text:span text:style-name="T70"><text:reference-ref text:reference-format="text" text:ref-name="getDeviceData">getDeviceInfo</text:reference-ref></text:span></text:span>)<text:span text:style-name="CrossRef"><text:span text:style-name="T70"> </text:span></text:span><text:span text:style-name="T70">which in </text:span><text:span text:style-name="CrossRef"><text:span text:style-name="T70"><text:reference-ref text:reference-format="text" text:ref-name="keygen2">KeyGen2</text:reference-ref></text:span></text:span><text:span text:style-name="T70"> is supplied as well as a part of the response to the issuer, while a </text:span><text:span text:style-name="CrossRef"><text:span text:style-name="T70"><text:reference-ref text:reference-format="text" text:ref-name="DIAS">DIAS</text:reference-ref></text:span></text:span><text:span text:style-name="T70"> signature also requires the DIAS policy OID to be present in the </text:span><text:span text:style-name="CrossRef"><text:span text:style-name="T70"><text:reference-ref text:reference-format="text" text:ref-name="devcert">Device Certificate</text:reference-ref></text:span></text:span><text:span text:style-name="T70">.</text:span></text:p>
      <text:p text:style-name="Text_20_body"><text:span text:style-name="T83">ProvisioningHandle</text:span><text:span text:style-name="T70"> MUST be </text:span><text:span text:style-name="T1">static</text:span><text:span text:style-name="T70">, </text:span><text:span text:style-name="T1">unique</text:span><text:span text:style-name="T70"> and never be reused.</text:span></text:p>
      <text:p text:style-name="Text_20_body"><text:span text:style-name="T70">The </text:span><text:span text:style-name="T81">SessionKeyAlgorithm</text:span><text:span text:style-name="T70"> does not only define the creation of </text:span><text:span text:style-name="T84">SessionKey</text:span><text:span text:style-name="T70">, but also the integrity, confidentiality, and attestation mechanisms used during the provisioning session. <text:s/>See </text:span><text:span text:style-name="CrossRef"><text:span text:style-name="T70"><text:reference-ref text:reference-format="text" text:ref-name="MACOperations">MAC Operations</text:reference-ref></text:span></text:span><text:span text:style-name="T70">, </text:span><text:span text:style-name="CrossRef"><text:span text:style-name="T70"><text:reference-ref text:reference-format="text" text:ref-name="EncryptedData">Encrypted Data</text:reference-ref></text:span></text:span><text:span text:style-name="T70">, and </text:span><text:span text:style-name="CrossRef"><text:span text:style-name="T70"><text:reference-ref text:reference-format="text" text:ref-name="SKSAttestations">Attestations</text:reference-ref></text:span></text:span><text:span text:style-name="T70">.</text:span></text:p>
      <text:p text:style-name="Text_20_body"><text:span text:style-name="T70">The </text:span><text:reference-mark-start text:name="sess.key.op"/><text:span text:style-name="T81">SessionKeyLimit</text:span><text:reference-mark-end text:name="sess.key.op"/><text:span text:style-name="T70"> attribute MUST be large enough to handle all </text:span><text:span text:style-name="T84">SessionKey</text:span><text:span text:style-name="T70"> related operations required during the rest of the provisioning session, otherwise the session MUST be terminated. <text:s/></text:span><text:span text:style-name="T53"><text:s/>See </text:span><text:span text:style-name="CrossRef"><text:span text:style-name="T70"><text:reference-ref text:reference-format="text" text:ref-name="sess.security.mech">Session Security Mechanisms</text:reference-ref></text:span></text:span><text:span text:style-name="T70">. <text:s/>Note that </text:span><text:span text:style-name="CrossRef"><text:span text:style-name="T70"><text:reference-ref text:reference-format="text" text:ref-name="setpiggybacked">setSymmetricKey</text:reference-ref></text:span></text:span><text:span text:style-name="T70"> actually uses </text:span><text:span text:style-name="T1">two</text:span><text:span text:style-name="T70"> </text:span><text:span text:style-name="T84">SessionKey</text:span><text:span text:style-name="T70"> operations, while </text:span><text:span text:style-name="CrossRef"><text:span text:style-name="T70"><text:reference-ref text:reference-format="text" text:ref-name="pp.delkey">postProvisioningDeleteKey</text:reference-ref></text:span></text:span> also depends on the <text:span text:style-name="T81">SessionKeyLimit</text:span> of a <text:span text:style-name="T1">previous</text:span> session.</text:p>
      <text:p text:style-name="Text_20_body">When <text:reference-mark-start text:name="client.time"/><text:span text:style-name="T83">ClientTime</text:span><text:reference-mark-end text:name="client.time"/> is transferred through a protocol such as <text:span text:style-name="CrossRef"><text:span text:style-name="T70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59">Note that individual elements featured in the </text:span><text:span text:style-name="T61">argument</text:span><text:span text:style-name="T59"> (not the key) to the HMAC operations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2080170898" text:continue-numbering="true" text:style-name="L1">
              <text:list-item>
                <text:p text:style-name="P113">Decide if <text:span text:style-name="T83">DeviceCertificate</text:span> is to be accepted/trusted. <text:s/>See <text:span text:style-name="CrossRef"><text:span text:style-name="T70"><text:reference-ref text:reference-format="text" text:ref-name="prov.sess.resp">ProvisioningSessionResponse</text:reference-ref></text:span></text:span></text:p>
              </text:list-item>
              <text:list-item>
                <text:p text:style-name="P110">Run the the same <text:span text:style-name="CrossRef"><text:reference-ref text:reference-format="text" text:ref-name="sp800-56a">SP800-56A</text:reference-ref></text:span> procedure and KDF as for the SKS but now using <text:span text:style-name="T78">ClientEphemeralKey</text:span> and the saved private key of <text:span text:style-name="T78">ServerEphemeralKey</text:span> to obtain <text:span text:style-name="T78">SessionKey</text:span></text:p>
              </text:list-item>
              <text:list-item>
                <text:p text:style-name="P112">VerifySignature<text:span text:style-name="T71"> </text:span><text:span text:style-name="T63">(</text:span><text:span text:style-name="T83">DeviceCertificate.PublicKey</text:span><text:span text:style-name="T63">,<text:tab/></text:span><text:span text:style-name="T90">// Received</text:span><text:span text:style-name="T63"><text:line-break/> <text:s text:c="5"/></text:span><text:span text:style-name="T64"><text:s/></text:span><text:span text:style-name="T63"><text:s text:c="20"/></text:span><text:span text:style-name="T82">SessionAttestation</text:span><text:span text:style-name="T54">,<text:tab/><text:tab/></text:span><text:span text:style-name="T90">// Received</text:span><text:line-break/> <text:s text:c="11"/><text:span text:style-name="T67"><text:s/></text:span><text:s text:c="14"/><text:span text:style-name="CrossRef"><text:span text:style-name="T70"><text:reference-ref text:reference-format="text" text:ref-name="HMAC_SHA256">HMAC-SHA256</text:reference-ref></text:span></text:span> (<text:span text:style-name="T78">SessionKey</text:span>,<text:tab/><text:span text:style-name="T78">ClientSessionID</text:span> ||<text:tab/><text:span text:style-name="T89">// Received</text:span><text:line-break/><text:tab/><text:span text:style-name="T78">ServerSessionID</text:span> ||<text:tab/><text:span text:style-name="T89">// Saved</text:span><text:line-break/> <text:tab/><text:span text:style-name="T78">IssuerURI</text:span> ||<text:tab/><text:span text:style-name="T89">// Saved</text:span><text:line-break/><text:tab/><text:span text:style-name="T78">ServerEphemeralKey</text:span> ||<text:tab/><text:span text:style-name="T89">// Saved</text:span><text:line-break/><text:tab/><text:span text:style-name="T78">ClientEphemeralKey</text:span> ||<text:tab/><text:span text:style-name="T89">// Received</text:span><text:line-break/><text:tab/><text:span text:style-name="T78">Updatable</text:span> ||<text:tab/><text:span text:style-name="T89">// Saved</text:span><text:line-break/><text:tab/><text:span text:style-name="T78">ClientTime</text:span> ||<text:tab/><text:span text:style-name="T89">// Received</text:span><text:line-break/><text:tab/><text:span text:style-name="T78">SessionLifeTime</text:span> ||<text:tab/><text:span text:style-name="T89">// Saved</text:span><text:line-break/><text:tab/><text:span text:style-name="T78">SessionKeyLimit</text:span>))<text:tab/><text:span text:style-name="T89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><text:soft-page-break/></text:p>
      <text:p text:style-name="P54">Continued on the next page...</text:p>
      <text:p text:style-name="P85"><text:span text:style-name="T74">When using </text:span><text:span text:style-name="CrossRef"><text:reference-ref text:reference-format="text" text:ref-name="keygen2">KeyGen2</text:reference-ref></text:span><text:span text:style-name="T74"> the </text:span><text:span text:style-name="T2">input</text:span><text:span text:style-name="T74"> to </text:span><text:span text:style-name="T83">createProvisioningSession</text:span><text:span text:style-name="T74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8">&lt;</text:span><text:span text:style-name="T30">ProvisioningSessionRequest </text:span><text:span text:style-name="T39">ID</text:span><text:span text:style-name="T14">="_0fa47ab3c00c … a67992b6ac61c"<text:line-break/></text:span><text:span text:style-name="T30"> <text:s text:c="48"/></text:span><text:span text:style-name="T39">SubmitURL</text:span><text:span text:style-name="T10">="https://ca.example.com/enroll"<text:line-break/></text:span><text:span text:style-name="T30"> <text:s text:c="48"/></text:span><text:span text:style-name="T39">Updatable</text:span><text:span text:style-name="T10">="true"<text:line-break/></text:span><text:span text:style-name="T30"> <text:s text:c="48"/></text:span><text:span text:style-name="T39">SessionLifeTime</text:span><text:span text:style-name="T10">="50000"<text:line-break/></text:span><text:span text:style-name="T30"> <text:s text:c="48"/></text:span><text:span text:style-name="T39">SessionKeyLimit</text:span><text:span text:style-name="T10">="25"<text:line-break/> <text:s text:c="48"/></text:span><text:span text:style-name="T39">SessionKeyAlgorithm</text:span><text:span text:style-name="T98">="http://xmlns.webpki.org/keygen2/1.0#algorithm.sk1"</text:span><text:span text:style-name="T7">  </text:span><text:span text:style-name="T16">…</text:span><text:span text:style-name="T7"> <text:s/>&gt;</text:span><text:span text:style-name="T97"><text:line-break/></text:span></text:p>
            <text:p text:style-name="P57"><text:span text:style-name="T97"><text:s text:c="4"/>&lt;</text:span><text:span text:style-name="T29">ServerEphemeralKey</text:span><text:span text:style-name="T97">&gt;<text:line-break/></text:span><text:span text:style-name="T102"> <text:s text:c="7"/>&lt;</text:span><text:span text:style-name="T108">ds11</text:span><text:span text:style-name="T102">:</text:span><text:span text:style-name="T29">ECKeyValue</text:span><text:span text:style-name="T102">&gt;</text:span></text:p>
            <text:p text:style-name="P57"><text:s text:c="12"/>&lt;<text:span text:style-name="T103">ds11</text:span><text:span text:style-name="T96">:</text:span><text:span text:style-name="T29">NamedCurve</text:span> <text:span text:style-name="T38">URI</text:span>="urn:oid:1.2.840.10045.3.1.7"/&gt;</text:p>
            <text:p text:style-name="P57"><text:s text:c="12"/>&lt;<text:span text:style-name="T103">ds11</text:span><text:span text:style-name="T96">:</text:span><text:span text:style-name="T29">PublicKey</text:span>&gt;<text:span text:style-name="T96">JK/mSALhBpUjjPAe/ … fXG8z17eZV3mVDZTBM</text:span>&lt;/<text:span text:style-name="T103">ds11</text:span><text:span text:style-name="T96">:</text:span><text:span text:style-name="T29">PublicKey</text:span>&gt;</text:p>
            <text:p text:style-name="P57"><text:s text:c="8"/>&lt;/<text:span text:style-name="T103">ds11</text:span><text:span text:style-name="T96">:</text:span><text:span text:style-name="T29">ECKeyValue</text:span>&gt;</text:p>
            <text:p text:style-name="P57"><text:span text:style-name="T97"><text:s text:c="4"/>&lt;/</text:span><text:span text:style-name="T29">ServerEphemeralKey</text:span><text:span text:style-name="T97">&gt;<text:line-break/></text:span></text:p>
            <text:p text:style-name="P70"><text:span text:style-name="T97">&lt;/</text:span><text:span text:style-name="T35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1">Continued on the next page...</text:p>
      <text:p text:style-name="P85"><text:span text:style-name="T74">When using </text:span><text:span text:style-name="CrossRef"><text:reference-ref text:reference-format="text" text:ref-name="keygen2">KeyGen2</text:reference-ref></text:span><text:span text:style-name="T74"> the </text:span><text:span text:style-name="T2">output</text:span><text:span text:style-name="T74"> from </text:span><text:span text:style-name="T83">createProvisioningSession</text:span><text:span text:style-name="T74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8">&lt;</text:span><text:reference-mark-start text:name="prov.sess.resp"/><text:span text:style-name="T30">ProvisioningSessionResponse</text:span><text:reference-mark-end text:name="prov.sess.resp"/><text:span text:style-name="T30"> </text:span><text:span text:style-name="T39">ID</text:span><text:span text:style-name="T14">="_126992b6 … a8a6b484db8f"</text:span></text:p>
            <text:p text:style-name="P57"><text:span text:style-name="T42"><text:s/></text:span><text:span text:style-name="T40"><text:s text:c="51"/>ServerSessionID</text:span><text:span text:style-name="T14">="_0fa47ab3c00c … a67992b6ac61c"<text:line-break/> </text:span><text:span text:style-name="T42"><text:s/></text:span><text:span text:style-name="T40"><text:s/></text:span><text:span text:style-name="T14"><text:s/></text:span><text:span text:style-name="T31"><text:s text:c="48"/></text:span><text:span text:style-name="T40">ClientTime</text:span><text:span text:style-name="T14">="2010-03-18T11:23:29Z"</text:span><text:span text:style-name="T101"><text:line-break/></text:span><text:span text:style-name="T14"> </text:span><text:span text:style-name="T42"><text:s/></text:span><text:span text:style-name="T40"><text:s/></text:span><text:span text:style-name="T14"><text:s/></text:span><text:span text:style-name="T31"><text:s text:c="48"/></text:span><text:span text:style-name="T40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1"><text:line-break/></text:span></text:p>
            <text:p text:style-name="P57"><text:span text:style-name="T97"><text:s text:c="4"/>&lt;</text:span><text:span text:style-name="T29">ClientEphemeralKey</text:span><text:span text:style-name="T97">&gt;<text:line-break/> <text:s text:c="4"/></text:span><text:span text:style-name="T102"><text:s text:c="3"/>&lt;</text:span><text:span text:style-name="T108">ds11</text:span><text:span text:style-name="T102">:</text:span><text:span text:style-name="T29">ECKeyValue</text:span><text:span text:style-name="T102">&gt;</text:span></text:p>
            <text:p text:style-name="P57"><text:s text:c="12"/>&lt;<text:span text:style-name="T103">ds11</text:span><text:span text:style-name="T96">:</text:span><text:span text:style-name="T29">NamedCurve</text:span> <text:span text:style-name="T38">URI</text:span>="urn:oid:1.2.840.10045.3.1.7"/&gt;</text:p>
            <text:p text:style-name="P57"><text:s text:c="12"/>&lt;<text:span text:style-name="T103">ds11</text:span><text:span text:style-name="T96">:</text:span><text:span text:style-name="T29">PublicKey</text:span>&gt;<text:span text:style-name="T97">PRZre90SQLp … 16m9FokKxV3F40Y=</text:span>&lt;/<text:span text:style-name="T103">ds11</text:span><text:span text:style-name="T96">:</text:span><text:span text:style-name="T29">PublicKey</text:span>&gt;</text:p>
            <text:p text:style-name="P57"><text:s text:c="8"/>&lt;/<text:span text:style-name="T103">ds11</text:span><text:span text:style-name="T96">:</text:span><text:span text:style-name="T29">ECKeyValue</text:span>&gt;</text:p>
            <text:p text:style-name="P57"><text:span text:style-name="T97"><text:s text:c="4"/>&lt;/</text:span><text:span text:style-name="T29">ClientEphemeralKey</text:span><text:span text:style-name="T97">&gt;<text:line-break/> <text:s text:c="3"/>&lt;</text:span><text:span text:style-name="T29">DeviceCertificate</text:span><text:span text:style-name="T97">&gt; </text:span></text:p>
            <text:p text:style-name="P57"><text:span text:style-name="T97"><text:s text:c="8"/>&lt;</text:span><text:span text:style-name="T104">ds</text:span><text:span text:style-name="T97">:</text:span><text:span text:style-name="T29">X509Data</text:span><text:span text:style-name="T97">&gt; </text:span></text:p>
            <text:p text:style-name="P57"><text:span text:style-name="T97"><text:s text:c="12"/>&lt;</text:span><text:span text:style-name="T104">ds</text:span><text:span text:style-name="T97">:</text:span><text:span text:style-name="T29">X509Certificate</text:span><text:span text:style-name="T97">&gt;MIIC2TCCAcGgAwIBAg ... hugc53W4nNzggt2w==&lt;/</text:span><text:span text:style-name="T104">ds</text:span><text:span text:style-name="T97">:</text:span><text:span text:style-name="T29">X509Certificate</text:span><text:span text:style-name="T97">&gt; </text:span></text:p>
            <text:p text:style-name="P57"><text:span text:style-name="T97"><text:s text:c="8"/>&lt;/</text:span><text:span text:style-name="T104">ds</text:span><text:span text:style-name="T97">:</text:span><text:span text:style-name="T29">X509Data</text:span><text:span text:style-name="T97">&gt; </text:span></text:p>
            <text:p text:style-name="P57"><text:span text:style-name="T97"><text:s text:c="4"/>&lt;/</text:span><text:span text:style-name="T29">DeviceCertificate</text:span><text:span text:style-name="T97">&gt;</text:span></text:p>
            <text:p text:style-name="P57"><text:span text:style-name="T97"><text:s text:c="4"/>&lt;</text:span><text:span text:style-name="T104">ds</text:span><text:span text:style-name="T97">:</text:span><text:span text:style-name="T29">Signature</text:span><text:span text:style-name="T97">&gt; </text:span></text:p>
            <text:p text:style-name="P57"><text:span text:style-name="T97"><text:s text:c="8"/>&lt;</text:span><text:span text:style-name="T108">ds</text:span><text:span text:style-name="T29">:SignedInfo</text:span><text:span text:style-name="T97">&gt; </text:span></text:p>
            <text:p text:style-name="P57"><text:span text:style-name="T97"><text:s text:c="12"/>&lt;</text:span><text:span text:style-name="T108">ds</text:span><text:span text:style-name="T29">:CanonicalizationMethod</text:span><text:span text:style-name="T97"> </text:span><text:span text:style-name="T38">Algorithm</text:span><text:span text:style-name="T97">="http://www.w3.org/2001/10/xml-exc-c14n#"/&gt; </text:span></text:p>
            <text:p text:style-name="P57"><text:span text:style-name="T97"><text:s text:c="12"/>&lt;</text:span><text:span text:style-name="T108">ds</text:span><text:span text:style-name="T29">:SignatureMethod</text:span><text:span text:style-name="T97"> </text:span><text:span text:style-name="T38">Algorithm</text:span><text:span text:style-name="T97">="http://www.w3.org/2001/04/xmldsig-more#hmac-sha256"/&gt; </text:span></text:p>
            <text:p text:style-name="P57"><text:span text:style-name="T97"><text:s text:c="12"/>&lt;</text:span><text:span text:style-name="T104">ds</text:span><text:span text:style-name="T97">:</text:span><text:span text:style-name="T29">Reference</text:span><text:span text:style-name="T97"> </text:span><text:span text:style-name="T38">URI</text:span><text:span text:style-name="T97">="#</text:span><text:span text:style-name="T14">_126992b6 … a8a6b484db8f</text:span><text:span text:style-name="T97">"&gt; </text:span></text:p>
            <text:p text:style-name="P57"><text:span text:style-name="T97"><text:s text:c="16"/>&lt;</text:span><text:span text:style-name="T104">ds</text:span><text:span text:style-name="T97">:</text:span><text:span text:style-name="T29">Transforms</text:span><text:span text:style-name="T97">&gt; </text:span></text:p>
            <text:p text:style-name="P57"><text:span text:style-name="T97"><text:s text:c="20"/>&lt;</text:span><text:span text:style-name="T104">ds</text:span><text:span text:style-name="T97">:</text:span><text:span text:style-name="T29">Transform</text:span><text:span text:style-name="T97"> </text:span><text:span text:style-name="T38">Algorithm</text:span><text:span text:style-name="T97">="http://www.w3.org/2000/09/xmldsig#enveloped-signature"/&gt; </text:span></text:p>
            <text:p text:style-name="P57"><text:span text:style-name="T97"><text:s text:c="20"/>&lt;</text:span><text:span text:style-name="T104">ds</text:span><text:span text:style-name="T97">:</text:span><text:span text:style-name="T29">Transform</text:span><text:span text:style-name="T97"> </text:span><text:span text:style-name="T38">Algorithm</text:span><text:span text:style-name="T97">="http://www.w3.org/2001/10/xml-exc-c14n#"/&gt; </text:span></text:p>
            <text:p text:style-name="P57"><text:span text:style-name="T97"><text:s text:c="16"/>&lt;/</text:span><text:span text:style-name="T104">ds</text:span><text:span text:style-name="T97">:</text:span><text:span text:style-name="T29">Transforms</text:span><text:span text:style-name="T97">&gt; </text:span></text:p>
            <text:p text:style-name="P57"><text:span text:style-name="T97"><text:s text:c="16"/>&lt;</text:span><text:span text:style-name="T104">ds</text:span><text:span text:style-name="T97">:</text:span><text:span text:style-name="T29">DigestMethod</text:span><text:span text:style-name="T97"> </text:span><text:span text:style-name="T38">Algorithm</text:span><text:span text:style-name="T97">="http://www.w3.org/2001/04/xmlenc#sha256"/&gt; </text:span></text:p>
            <text:p text:style-name="P57"><text:span text:style-name="T97"><text:s text:c="16"/>&lt;</text:span><text:span text:style-name="T104">ds</text:span><text:span text:style-name="T97">:</text:span><text:span text:style-name="T29">DigestValue</text:span><text:span text:style-name="T97">&gt;yLD0zNA48Xt9xXNHuBUlK0hL51zn0SYj2IfDXm42PLc=&lt;/</text:span><text:span text:style-name="T104">ds</text:span><text:span text:style-name="T97">:</text:span><text:span text:style-name="T29">DigestValue</text:span><text:span text:style-name="T97">&gt; </text:span></text:p>
            <text:p text:style-name="P57"><text:span text:style-name="T97"><text:s text:c="12"/>&lt;/</text:span><text:span text:style-name="T104">ds</text:span><text:span text:style-name="T97">:</text:span><text:span text:style-name="T29">Reference</text:span><text:span text:style-name="T97">&gt; </text:span></text:p>
            <text:p text:style-name="P57"><text:span text:style-name="T97"><text:s text:c="8"/>&lt;/</text:span><text:span text:style-name="T104">ds</text:span><text:span text:style-name="T97">:</text:span><text:span text:style-name="T29">SignedInfo</text:span><text:span text:style-name="T97">&gt; </text:span></text:p>
            <text:p text:style-name="P57"><text:span text:style-name="T97"><text:s text:c="8"/>&lt;</text:span><text:span text:style-name="T104">ds</text:span><text:span text:style-name="T97">:</text:span><text:span text:style-name="T29">SignatureValue</text:span><text:span text:style-name="T97">&gt;aRiSdmrn/KgtjqtTReF+6DOuIemRuw2xV9yuOPAlMj8=&lt;/</text:span><text:span text:style-name="T104">ds</text:span><text:span text:style-name="T97">:</text:span><text:span text:style-name="T29">SignatureValue</text:span><text:span text:style-name="T97">&gt; </text:span></text:p>
            <text:p text:style-name="P57"><text:span text:style-name="T97"><text:s text:c="8"/>&lt;</text:span><text:span text:style-name="T104">ds</text:span><text:span text:style-name="T97">:</text:span><text:span text:style-name="T29">KeyInfo</text:span><text:span text:style-name="T97">&gt; </text:span></text:p>
            <text:p text:style-name="P57"><text:span text:style-name="T97"><text:s text:c="12"/>&lt;</text:span><text:span text:style-name="T104">ds</text:span><text:span text:style-name="T97">:</text:span><text:span text:style-name="T29">KeyName</text:span><text:span text:style-name="T97">&gt;derived-session-key&lt;/</text:span><text:span text:style-name="T104">ds</text:span><text:span text:style-name="T97">:</text:span><text:span text:style-name="T29">KeyName</text:span><text:span text:style-name="T97">&gt; </text:span></text:p>
            <text:p text:style-name="P57"><text:span text:style-name="T97"><text:s text:c="8"/>&lt;/</text:span><text:span text:style-name="T104">ds</text:span><text:span text:style-name="T97">:</text:span><text:span text:style-name="T29">KeyInfo</text:span><text:span text:style-name="T97">&gt; </text:span></text:p>
            <text:p text:style-name="P57"><text:span text:style-name="T97"><text:s text:c="4"/>&lt;/</text:span><text:span text:style-name="T104">ds</text:span><text:span text:style-name="T97">:</text:span><text:span text:style-name="T29">Signature</text:span><text:span text:style-name="T97">&gt;</text:span></text:p>
            <text:p text:style-name="P62"/>
            <text:p text:style-name="P70"><text:span text:style-name="T97">&lt;/</text:span><text:span text:style-name="T35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21" text:outline-level="2"><text:reference-mark-start text:name="closeProvisioningSession"/><text:span text:style-name="T74">closeProvisioningSession</text:span><text:reference-mark-end text:name="closeProvisioningSession"/><text:span text:style-name="T74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8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419631700" text:continue-numbering="true" text:style-name="L1">
        <text:list-item>
          <text:p text:style-name="P107">There is an open provisioning session associated with <text:span text:style-name="T78">ProvisioningHandle</text:span></text:p>
        </text:list-item>
        <text:list-item>
          <text:p text:style-name="P102">The <text:span text:style-name="T81">MAC</text:span><text:span text:style-name="T52"> computes correctly using the method described in </text:span><text:span text:style-name="CrossRef"><text:span text:style-name="T70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02"><text:span text:style-name="T52"><text:s text:c="8"/></text:span><text:span text:style-name="T51">Data = </text:span><text:span text:style-name="T78">ClientSessionID</text:span><text:span text:style-name="T47"> || </text:span><text:span text:style-name="T78">ServerSessionID</text:span><text:span text:style-name="T47"> || </text:span><text:span text:style-name="T78">IssuerURI</text:span></text:p>
        </text:list-item>
        <text:list-item>
          <text:p text:style-name="P108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3">There are no unreferenced PIN or PUK policy objects. <text:s/><text:span text:style-name="T47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9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0"><text:reference-ref text:reference-format="text" text:ref-name="sess.updatable">Updatable</text:reference-ref></text:span></text:span> <text:span text:style-name="T59">flag is true.</text:span></text:p>
      <text:p text:style-name="Text_20_body"><text:span text:style-name="T59">If the verification is successful, </text:span><text:span text:style-name="T83">closeProvisioningSession</text:span><text:span text:style-name="T59"> MUST also reassign the provisioning session ownership to the current (closing) session for </text:span><text:span text:style-name="T61">all</text:span><text:span text:style-name="T59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9">Using </text:span><text:span text:style-name="CrossRef"><text:span text:style-name="T70"><text:reference-ref text:reference-format="text" text:ref-name="keygen2">KeyGen2</text:reference-ref></text:span></text:span><text:span text:style-name="T59"> </text:span><text:span text:style-name="T83">closeProvisioningSession</text:span><text:span text:style-name="T59"> is invoked as the last step of processing </text:span><text:span text:style-name="CrossRef"><text:span text:style-name="T70"><text:reference-ref text:reference-format="text" text:ref-name="cred.depl.req">CredentialDeploymentRequest</text:reference-ref></text:span></text:span><text:span text:style-name="T59">.</text:span></text:p>
      <text:p text:style-name="P38"><text:span text:style-name="T60">The </text:span><text:span text:style-name="T81">AttestedResponse</text:span><text:span text:style-name="T60"> is the result of attesting:</text:span></text:p>
      <text:p text:style-name="P38"><text:span text:style-name="T60"><text:tab/> </text:span><text:span text:style-name="T62">Data</text:span><text:span text:style-name="T60"> = </text:span><text:span text:style-name="T85">"</text:span><text:span text:style-name="T83">Success"</text:span><text:span text:style-name="T59"> || </text:span><text:span text:style-name="CrossRef"><text:span text:style-name="T70"><text:reference-ref text:reference-format="text" text:ref-name="mac.seq.cnt">MACSequenceCounter</text:reference-ref></text:span></text:span></text:p>
      <text:p text:style-name="Text_20_body">Note that <text:span text:style-name="CrossRef"><text:span text:style-name="T70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21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2">The following elements MUST only be emitted if</text:span><text:span text:style-name="T63"> </text:span>ProvisioningHandle<text:span text:style-name="T60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</table:table>
      <text:p text:style-name="P38"/>
      <text:p text:style-name="P38"><text:span text:style-name="T83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3">enumerateProvisioningSessions</text:span> may also be useful for debugging and “cleaning” purposes.</text:p>
      <text:p text:style-name="P38">The input <text:span text:style-name="T82">Provisioning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82">ProvisioningHandle</text:span><text:span text:style-name="T54"> as input to the next call.</text:span></text:p>
      <text:p text:style-name="P38"><text:span text:style-name="T54">When </text:span><text:span text:style-name="T81">enumerateProvisioningSessions</text:span><text:span text:style-name="T52"> returns with a </text:span><text:span text:style-name="T81">ProvisioningHandle</text:span><text:span text:style-name="T52"> = 0xFFFFFFFF there are no more provisioning objects to read.</text:span></text:p>
      <text:h text:style-name="P122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21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3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3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8"><text:tab/>Result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5">"</text:span><text:span text:style-name="T83">External Signature"</text:span><text:span text:style-name="T47">, </text:span><text:span text:style-name="T81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22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8">createPUKPolicy</text:span><text:span text:style-name="T74"> creates a local PUK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4">to be referenced by subsequent calls to the </text:span><text:span text:style-name="CrossRef"><text:reference-ref text:reference-format="text" text:ref-name="createPINPolicy">createPINPolicy</text:reference-ref></text:span><text:span text:style-name="T74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21" text:outline-level="2"><text:reference-mark-start text:name="createPINPolicy"/><text:span text:style-name="T74">createPINPolicy</text:span><text:reference-mark-end text:name="createPINPolicy"/><text:span text:style-name="T74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8">createPINPolicy</text:span><text:span text:style-name="T74"> creates a local PIN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4">to be referenced by subsequent calls to the </text:span><text:span text:style-name="CrossRef"><text:reference-ref text:reference-format="text" text:ref-name="createKeyPair">createKeyPair</text:reference-ref></text:span><text:span text:style-name="T74"> method.</text:span></text:p>
      <text:p text:style-name="P38"><text:span text:style-name="T74">If </text:span><text:span text:style-name="T78">PUKPolicyHandle</text:span><text:span text:style-name="T74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21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Object which MUST depending on <text:span text:style-name="T78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8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8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Table_20_Contents"><text:span text:style-name="T54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8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8">createKeyPair</text:span><text:span text:style-name="T74"> generates an asymmetric key-pair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4">according to the issuer's specification.</text:span></text:p>
      <text:p text:style-name="P84">Remarks</text:p>
      <text:p text:style-name="P38"><text:span text:style-name="T82">KeyHandle</text:span><text:span text:style-name="T72"> MUST be </text:span><text:span text:style-name="T2">static</text:span><text:span text:style-name="T72">, </text:span><text:span text:style-name="T2">unique</text:span><text:span text:style-name="T72"> and never be reused.</text:span></text:p>
      <text:p text:style-name="P38"><text:span text:style-name="T74">If </text:span><text:span text:style-name="T78">PINPolicyHandle</text:span><text:span text:style-name="T74"> is zero the key is not PIN-protected.</text:span></text:p>
      <text:p text:style-name="P38"><text:span text:style-name="T74">A </text:span><text:span text:style-name="T78">PINPolicyHandle</text:span><text:span text:style-name="T74"> value of 0xFFFFFFFF presumes that the target SKS supports a “device PUK/PIN”, </text:span><text:span text:style-name="T2">otherwise an error is returned</text:span><text:span text:style-name="T74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4">.</text:span></text:p>
      <text:p text:style-name="P31">A compliant SKS SHOULD use 65537 as the default RSA exponent value.</text:p>
      <text:p text:style-name="P38">How <text:reference-mark-start text:name="issuer.seed"/><text:span text:style-name="T80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4">A non-zero </text:span><text:span text:style-name="T82">BiometricProtection</text:span><text:span text:style-name="T74"> value presumes that the target SKS supports </text:span><text:span text:style-name="CrossRef"><text:reference-ref text:reference-format="text" text:ref-name="biometricoption">Biometric Protection</text:reference-ref></text:span><text:span text:style-name="T74">, </text:span><text:span text:style-name="T2">otherwise an error is returned</text:span><text:span text:style-name="T74">. <text:s/>See </text:span><text:span text:style-name="CrossRef"><text:reference-ref text:reference-format="text" text:ref-name="getDeviceData">getDeviceInfo</text:reference-ref></text:span><text:span text:style-name="T74">.</text:span></text:p>
      <text:p text:style-name="P38"><text:span text:style-name="T74">To assure the issuer that the generated key-pair actually resides in the SKS, the public key, together with attributes and protection objects are attested (s</text:span><text:span text:style-name="T54">ee </text:span><text:span text:style-name="CrossRef"><text:span text:style-name="T75"><text:reference-ref text:reference-format="text" text:ref-name="SKSAttestations">Attestations</text:reference-ref></text:span></text:span><text:span text:style-name="T74">) by the SKS according to the following </text:span><text:span text:style-name="T2">Data</text:span><text:span text:style-name="T74"> scheme:<text:line-break/></text:span></text:p>
      <text:p text:style-name="P31"/>
      <text:p text:style-name="P31"/>
      <text:p text:style-name="P31"/>
      <text:p text:style-name="P54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0">//////////////////////////////////////////////////////////////////////////////////</text:p>
            <text:p text:style-name="P60">// <text:reference-mark-start text:name="key.attestation.data"/>Key Attestation Data<text:reference-mark-end text:name="key.attestation.data"/> for: http://xmlns.webpki.org/keygen2/1.0#algorithm.ka1 <text:s/>//</text:p>
            <text:p text:style-name="P60">//////////////////////////////////////////////////////////////////////////////////</text:p>
            <text:p text:style-name="P60"/>
            <text:p text:style-name="P59">addArray ("PUK Policy=");</text:p>
            <text:p text:style-name="P58"><text:span text:style-name="T86">if</text:span> (PINPolicyHandle == 0 || PINPolicyHandle.PUKPolicyHandle == 0)</text:p>
            <text:p text:style-name="P58"><text:s text:c="2"/>{</text:p>
            <text:p text:style-name="P59"><text:s text:c="4"/>addArray ("N/A");</text:p>
            <text:p text:style-name="P59"><text:s text:c="2"/>}</text:p>
            <text:p text:style-name="P59"><text:span text:style-name="T86">else if</text:span> (PINPolicyHandle == 0xFFFFFFFF) <text:s/><text:span text:style-name="T87">// Device PIN implies device PUK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6">else</text:span> <text:s/><text:span text:style-name="T87">// Standard PUK</text:span></text:p>
            <text:p text:style-name="P59"><text:s text:c="2"/>{</text:p>
            <text:p text:style-name="P59"><text:s text:c="4"/>addArray (PINPolicyHandle.PUKPolicyHandle.ID);</text:p>
            <text:p text:style-name="P59"><text:s text:c="4"/>addShort (PINPolicyHandle.PUKPolicyHandle.RetryLimit);</text:p>
            <text:p text:style-name="P59"><text:s text:c="4"/>addArray (PINPolicyHandle.PUKPolicyHand<text:span text:style-name="T70">le.PUKValue</text:span>); <text:s/><text:span text:style-name="T87">// Encrypted PUK</text:span></text:p>
            <text:p text:style-name="P59"><text:s text:c="4"/>addByte <text:s/>(PINPolicyHandle.PUKPolicyHandle.Format);</text:p>
            <text:p text:style-name="P59"><text:s text:c="2"/>}</text:p>
            <text:p text:style-name="P59">addArray (<text:span text:style-name="T77">"</text:span>PIN Policy=<text:span text:style-name="T77">"</text:span>);</text:p>
            <text:p text:style-name="P58"><text:span text:style-name="T86">if</text:span> (PINPolicyHandle == 0) <text:s/><text:span text:style-name="T87">// The key is not PIN protected</text:span></text:p>
            <text:p text:style-name="P58"><text:s text:c="2"/>{</text:p>
            <text:p text:style-name="P58"><text:s text:c="4"/>addArray ("N/A");</text:p>
            <text:p text:style-name="P58"><text:s text:c="2"/>}</text:p>
            <text:p text:style-name="P58"><text:span text:style-name="T86">else if</text:span> (PINPolicyHandle == 0xFFFFFFFF) <text:s/><text:span text:style-name="T87">// The key is protected by a device PIN</text:span></text:p>
            <text:p text:style-name="P58"><text:s text:c="2"/>{</text:p>
            <text:p text:style-name="P58"><text:s text:c="4"/>addArray ("Device");</text:p>
            <text:p text:style-name="P58"><text:s text:c="2"/>}</text:p>
            <text:p text:style-name="P58"><text:span text:style-name="T86">else</text:span> <text:s/><text:span text:style-name="T87">// Standard PIN protection</text:span></text:p>
            <text:p text:style-name="P58"><text:span text:style-name="T87"><text:s text:c="2"/></text:span>{</text:p>
            <text:p text:style-name="P59"><text:s text:c="4"/>addArray (PINPolicyHandle.ID);</text:p>
            <text:p text:style-name="P65"><text:s text:c="4"/>addBool <text:s/>(PINPolicyHandle.UserDefined);</text:p>
            <text:p text:style-name="P65"><text:s text:c="4"/>addArray (PINPolicyHandle.UserDefined ? <text:span text:style-name="T4">"N/A"</text:span><text:span text:style-name="T27"> :</text:span><text:span text:style-name="T73"> PINValue); </text:span><text:s/><text:span text:style-name="T87">// Encrypted PIN</text:span></text:p>
            <text:p text:style-name="P65"><text:s text:c="4"/>addBool <text:s/>(PINPolicyHandle.UserModifiable);</text:p>
            <text:p text:style-name="P59"><text:s text:c="4"/>addByte <text:s/>(PINPolicyHandle.Format);</text:p>
            <text:p text:style-name="P65"><text:s text:c="4"/>addShort (PINPolicyHandle.RetryLimit);</text:p>
            <text:p text:style-name="P65"><text:s text:c="4"/>addByte <text:s/>(PINPolicyHandle.Grouping);</text:p>
            <text:p text:style-name="P59"><text:s text:c="4"/>addByte <text:s/>(PINPolicyHandle.PatternRestrictions);</text:p>
            <text:p text:style-name="P59"><text:s text:c="4"/>addByte <text:s/>(PINPolicyHandle.MinLength);</text:p>
            <text:p text:style-name="P59"><text:s text:c="4"/>addByte <text:s/>(PINPolicyHandle.MaxLength);</text:p>
            <text:p text:style-name="P59"><text:s text:c="4"/>addByte <text:s/>(PINPolicyHandle.InputMethod);</text:p>
            <text:p text:style-name="P59"><text:s text:c="2"/>}</text:p>
            <text:p text:style-name="P59">addArray (<text:span text:style-name="T77">"</text:span>Key=<text:span text:style-name="T77">"</text:span>);</text:p>
            <text:p text:style-name="P59">addArray (ID);</text:p>
            <text:p text:style-name="P59">addArray (ServerSeed);</text:p>
            <text:p text:style-name="P59">addArray (GeneratedPublicKey);</text:p>
            <text:p text:style-name="P59">addBool <text:s/>(<text:span text:style-name="T70">PrivateKeyBackup</text:span>);</text:p>
            <text:p text:style-name="P59">addArray (PrivateKeyBackup ? <text:span text:style-name="T70">PrivateKey</text:span> : <text:span text:style-name="T4">"N/A"); <text:s/></text:span><text:span text:style-name="T87">// Encrypted private key</text:span></text:p>
            <text:p text:style-name="P59">addByte <text:s/>(BiometricProtection);</text:p>
            <text:p text:style-name="P59">addByte <text:s/>(<text:span text:style-name="T70">ExportPolicy</text:span>);</text:p>
            <text:p text:style-name="P59">addBool <text:s/>(<text:span text:style-name="T70">Updatable</text:span>);</text:p>
            <text:p text:style-name="P59">addByte <text:s/>(<text:span text:style-name="T70">DeletePolicy</text:span>);</text:p>
            <text:p text:style-name="P59">addBool <text:s/>(EnablePINCaching);</text:p>
            <text:p text:style-name="P59">addBool <text:s/>(<text:span text:style-name="T70">ImportPrivateKey</text:span>);</text:p>
            <text:p text:style-name="P59">addByte <text:s/>(<text:span text:style-name="T70">KeyUsage</text:span>);</text:p>
            <text:p text:style-name="P59">addArray (<text:span text:style-name="T70">FriendlyName</text:span>);</text:p>
          </table:table-cell>
        </table:table-row>
      </table:table>
      <text:p text:style-name="P43"/>
      <text:p text:style-name="P43"/>
      <text:p text:style-name="P45">Continued on the next page...</text:p>
      <text:p text:style-name="P85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8">&lt;</text:span><text:reference-mark-start text:name="keyinitreq"/><text:span text:style-name="T30">KeyInitializationRequest</text:span><text:reference-mark-end text:name="keyinitreq"/><text:span text:style-name="T7"> </text:span><text:span text:style-name="T39">KeyAttestationAlgorithm</text:span><text:span text:style-name="T98">="http://xmlns.webpki.org/keygen2/1.0#algorithm.ka1" </text:span><text:span text:style-name="T7"> </text:span><text:span text:style-name="T16">…</text:span><text:span text:style-name="T7"> <text:s/>&gt;<text:line-break/></text:span><text:span text:style-name="T97"><text:line-break/></text:span>    &lt;<text:span text:style-name="T28">PUKPolicy</text:span> <text:span text:style-name="T37">ID</text:span>="PUK.1" <text:span text:style-name="T37">Format</text:span>="numeric" <text:span text:style-name="T37">RetryLimit</text:span>="3" <text:span text:style-name="T37">Value</text:span>="mjRKrcuO <text:span text:style-name="T45">... </text:span>1O/e9mgMf3qw"&gt;<text:line-break/>        &lt;<text:span text:style-name="T28">PINPolicy</text:span> <text:span text:style-name="T37">ID</text:span>="PIN.1" <text:span text:style-name="T37">Format</text:span>="numeric" <text:span text:style-name="T37">Grouping</text:span>="shared" <text:span text:style-name="T37">MaxLength</text:span>="8" <text:span text:style-name="T37">MinLength</text:span>="4"<text:line-break/> <text:s text:c="26"/><text:span text:style-name="T37">PatternRestrictions</text:span>="three-in-a-row sequence" <text:span text:style-name="T37">RetryLimit</text:span>="3"&gt;<text:line-break/>            &lt;<text:span text:style-name="T28">KeyPair</text:span> <text:span text:style-name="T37">ID</text:span>="Key.1" <text:span text:style-name="T37">KeyUsage</text:span>="encryption"&gt;<text:line-break/>                &lt;<text:span text:style-name="T28">RSA</text:span> <text:span text:style-name="T37">KeySize</text:span>="2048"/&gt;<text:line-break/>            &lt;/<text:span text:style-name="T28">KeyPair</text:span>&gt;<text:line-break/>            &lt;<text:span text:style-name="T28">KeyPair</text:span> <text:span text:style-name="T37">ID</text:span>="Key.2" <text:span text:style-name="T37">KeyUsage</text:span>="authentication"&gt;<text:line-break/>                &lt;<text:span text:style-name="T28">EC</text:span> <text:span text:style-name="T37">NamedCurve</text:span>="urn:oid:1.2.840.10045.3.1.7"/&gt;<text:line-break/>            &lt;/<text:span text:style-name="T28">KeyPair</text:span>&gt;<text:line-break/>        &lt;/<text:span text:style-name="T28">PINPolicy</text:span>&gt;<text:line-break/>    &lt;/<text:span text:style-name="T28">PUKPolicy</text:span>&gt;<text:line-break/></text:p>
            <text:p text:style-name="P57"><text:span text:style-name="T98">&lt;/</text:span><text:span text:style-name="T30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4">In the sample </text:span><text:span text:style-name="CrossRef"><text:reference-ref text:reference-format="text" text:ref-name="keygen2">KeyGen2</text:reference-ref></text:span><text:span text:style-name="T74"> </text:span><text:span text:style-name="T2">default values</text:span><text:span text:style-name="T74"> have been utilized which is why there are few </text:span><text:span text:style-name="T2">visible</text:span><text:span text:style-name="T74"> key generation attributes.</text:span></text:p>
      <text:p text:style-name="P31"/>
      <text:p text:style-name="Standard"><text:span text:style-name="T74">When using </text:span><text:span text:style-name="CrossRef"><text:reference-ref text:reference-format="text" text:ref-name="keygen2">KeyGen2</text:reference-ref></text:span><text:span text:style-name="T74"> the </text:span><text:span text:style-name="T2">output</text:span><text:span text:style-name="T74"> from </text:span><text:span text:style-name="T78">createKeyPair</text:span><text:span text:style-name="T74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8">&lt;</text:span><text:span text:style-name="T30">KeyInitializationResponse</text:span><text:span text:style-name="T7">  </text:span><text:span text:style-name="T16">…</text:span><text:span text:style-name="T7"> <text:s/>&gt;</text:span><text:span text:style-name="T97"><text:line-break/></text:span></text:p>
            <text:p text:style-name="P57"><text:span text:style-name="T97"><text:s text:c="4"/>&lt;</text:span><text:span text:style-name="T29">GeneratedPublicKey</text:span><text:span text:style-name="T97"> </text:span><text:span text:style-name="T38">ID</text:span><text:span text:style-name="T97">="Key.1" </text:span><text:span text:style-name="T38">KeyAttestation</text:span><text:span text:style-name="T97">="X2oMtrm8rRL … XyTvPuTbergHfnJw=="&gt;<text:line-break/> <text:s text:c="7"/>&lt;</text:span><text:span text:style-name="T104">ds</text:span><text:span text:style-name="T97">:</text:span><text:span text:style-name="T29">RSAKeyValue</text:span><text:span text:style-name="T97">&gt;<text:line-break/> <text:s text:c="11"/>&lt;</text:span><text:span text:style-name="T104">ds</text:span><text:span text:style-name="T97">:</text:span><text:span text:style-name="T29">Modulus</text:span><text:span text:style-name="T97">&gt;ALhBpUjJK/mSjPAe/ … fXG8z1V3mVDZTBM7eZ&lt;/</text:span><text:span text:style-name="T104">ds</text:span><text:span text:style-name="T97">:</text:span><text:span text:style-name="T29">Modulus</text:span><text:span text:style-name="T97">&gt;<text:line-break/> <text:s text:c="11"/>&lt;</text:span><text:span text:style-name="T104">ds</text:span><text:span text:style-name="T97">:</text:span><text:span text:style-name="T29">Exponent</text:span><text:span text:style-name="T97">&gt;AQAB&lt;/</text:span><text:span text:style-name="T104">ds</text:span><text:span text:style-name="T97">:</text:span><text:span text:style-name="T29">Exponent</text:span><text:span text:style-name="T97">&gt;<text:line-break/> <text:s text:c="7"/>&lt;/</text:span><text:span text:style-name="T104">ds</text:span><text:span text:style-name="T97">:</text:span><text:span text:style-name="T29">RSAKeyValue</text:span><text:span text:style-name="T97">&gt;<text:line-break/> <text:s text:c="3"/>&lt;/</text:span><text:span text:style-name="T29">GeneratedPublicKey</text:span><text:span text:style-name="T97">&gt;<text:line-break/> <text:s text:c="3"/>&lt;</text:span><text:span text:style-name="T29">GeneratedPublicKey</text:span><text:span text:style-name="T97"> </text:span><text:span text:style-name="T38">ID</text:span><text:span text:style-name="T97">="Key.2" </text:span><text:span text:style-name="T38">KeyAttestation</text:span><text:span text:style-name="T97">="TbergHftrm8rRL … wyTvPX2XoMunJ=="&gt;</text:span></text:p>
            <text:p text:style-name="P57"><text:s text:c="8"/>&lt;<text:span text:style-name="T104">ds11</text:span>:<text:span text:style-name="T29">ECKeyValue</text:span>&gt; </text:p>
            <text:p text:style-name="P57"><text:s text:c="12"/>&lt;<text:span text:style-name="T104">ds11</text:span>:<text:span text:style-name="T29">NamedCurve</text:span> <text:span text:style-name="T38">URI</text:span>="urn:oid:1.2.840.10045.3.1.7"/&gt; </text:p>
            <text:p text:style-name="P57"><text:s text:c="12"/>&lt;<text:span text:style-name="T104">ds11</text:span>:<text:span text:style-name="T29">PublicKey</text:span>&gt;BMUY+QiZdFJyzozMgQqA … ptPGNy/LcDVSXx7s/Y=&lt;/<text:span text:style-name="T104">ds11</text:span>:<text:span text:style-name="T29">PublicKey</text:span>&gt; </text:p>
            <text:p text:style-name="P57"><text:span text:style-name="T97"><text:s text:c="8"/>&lt;/</text:span><text:span text:style-name="T104">ds11</text:span><text:span text:style-name="T97">:</text:span><text:span text:style-name="T29">ECKeyValue</text:span><text:span text:style-name="T97">&gt;<text:line-break/> <text:s text:c="3"/>&lt;/</text:span><text:span text:style-name="T29">GeneratedPublicKey</text:span><text:span text:style-name="T97">&gt;<text:line-break/></text:span></text:p>
            <text:p text:style-name="P70"><text:span text:style-name="T97">&lt;/</text:span><text:span text:style-name="T35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21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8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0.C2" office:value-type="string">
            <text:p text:style-name="P67"><text:span text:style-name="T74">DER-encoded </text:span><text:span text:style-name="CrossRef"><text:reference-ref text:reference-format="text" text:ref-name="X.509">X.509</text:reference-ref></text:span><text:span text:style-name="T74"> certificate object</text:span> <text:span text:style-name="T1">repeated</text:span> as defined by <text:span text:style-name="T78">PathLength</text:span><text:span text:style-name="T46">‪‫‬‭‪‏‪‏</text:span><text:span text:style-name="T79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CertificatePath</text:span><text:span text:style-name="T74"> attaches an </text:span><text:span text:style-name="CrossRef"><text:reference-ref text:reference-format="text" text:ref-name="X.509">X.509</text:reference-ref></text:span><text:span text:style-name="T74"> certificate path to an already created key-pair. <text:s/>See </text:span><text:span text:style-name="CrossRef"><text:reference-ref text:reference-format="text" text:ref-name="createKeyPair">createKeyPair</text:reference-ref></text:span><text:span text:style-name="T74">.</text:span></text:p>
      <text:p text:style-name="Text_20_body"><text:span text:style-name="T74">The SKS does not verify that the certificate path and the public key match for keys having the </text:span><text:span text:style-name="CrossRef"><text:span text:style-name="T94"><text:reference-ref text:reference-format="text" text:ref-name="importprivatekey">ImportPrivateKey</text:reference-ref></text:span></text:span><text:span text:style-name="T74"> flag set because that would disable the </text:span><text:span text:style-name="CrossRef"><text:span text:style-name="T92"><text:reference-ref text:reference-format="text" text:ref-name="restorePrivateKey">restorePrivateKey</text:reference-ref></text:span></text:span><text:span text:style-name="T74"> method. <text:s/>For other keys, the SKS MAY perform such a test although it is redundant since the </text:span><text:span text:style-name="T78">MAC</text:span><text:span text:style-name="T74"> is assumed to cater for the binding between certificate path and the generated public key. <text:s/>That is, a conforming SKS MAY always treat </text:span><text:span text:style-name="T93">certificate path</text:span><text:span text:style-name="T74"> data as “an array of blobs”.</text:span></text:p>
      <text:p text:style-name="Text_20_body"><text:span text:style-name="T54">Note that </text:span><text:span text:style-name="T82">X509Certificate</text:span><text:span text:style-name="T54"> objects MUST form an </text:span><text:span text:style-name="T51">ordered</text:span><text:span text:style-name="T52"> certificate </text:span><text:span text:style-name="T54">path so that the </text:span><text:span text:style-name="T51">first</text:span><text:span text:style-name="T54"> object contains the </text:span><text:reference-mark-start text:name="eecert"/><text:span text:style-name="T51">End‑Entity Certificate</text:span><text:reference-mark-end text:name="eecert"/><text:span text:style-name="T54"> holding the public key of the target key‑pair.</text:span></text:p>
      <text:p text:style-name="Text_20_body">The<text:span text:style-name="T92"> certificate path</text:span> MUST NOT contain any “holes” but does not have to be complete (include all CAs).</text:p>
      <text:p text:style-name="Text_20_body"><text:span text:style-name="T95">The </text:span><text:span text:style-name="T81">MAC</text:span><text:span text:style-name="T52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5">=</text:span><text:span text:style-name="T51"> </text:span><text:span text:style-name="T81">KeyHandle.GeneratedPublicKey</text:span><text:span text:style-name="T52"> || </text:span><text:span text:style-name="T81">KeyHandle.ID</text:span><text:span text:style-name="T52"> || </text:span><text:span text:style-name="T81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5"><text:span text:style-name="T52">The following </text:span><text:span text:style-name="CrossRef"><text:span text:style-name="T70"><text:reference-ref text:reference-format="text" text:ref-name="keygen2">KeyGen2</text:reference-ref></text:span></text:span><text:span text:style-name="T52"> fragment shows its interaction with </text:span><text:span text:style-name="T81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9">CredentialDeploymentRequest</text:span><text:reference-mark-end text:name="cred.depl.req"/><text:span text:style-name="T29">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70"><text:span text:style-name="T97"><text:line-break/>    &lt;</text:span><text:span text:style-name="T35">CertifiedPublicKey</text:span><text:span text:style-name="T97"> </text:span><text:span text:style-name="T44">ID</text:span><text:span text:style-name="T97">="Key.1" </text:span><text:span text:style-name="T44">MAC</text:span><text:span text:style-name="T97">="ngSgm4cYeJnFRuPgznqE ... H2BEElFWrM421w9SYAbY="&gt;<text:line-break/>  <text:s/>   <text:s text:c="2"/>&lt;</text:span><text:span text:style-name="T104">ds</text:span><text:span text:style-name="T97">:</text:span><text:span text:style-name="T35">X509Data</text:span><text:span text:style-name="T97">&gt;<text:line-break/>    <text:s text:c="2"/>    <text:s text:c="2"/>&lt;</text:span><text:span text:style-name="T104">ds</text:span><text:span text:style-name="T97">:</text:span><text:span text:style-name="T35">X509Certificate</text:span><text:span text:style-name="T97">&gt;MIIC2TCCAcGgAwIBAgS … NRT+VokJJsBecyALgeT0Dw==&lt;/</text:span><text:span text:style-name="T104">ds</text:span><text:span text:style-name="T97">:</text:span><text:span text:style-name="T35">X509Certificate</text:span><text:span text:style-name="T97">&gt;<text:line-break/>    <text:s text:c="4"/>&lt;</text:span><text:span text:style-name="T112">/</text:span><text:span text:style-name="T104">ds</text:span><text:span text:style-name="T97">:</text:span><text:span text:style-name="T35">X509Data</text:span><text:span text:style-name="T97">&gt;<text:line-break/> <text:s text:c="2"/> &lt;/</text:span><text:span text:style-name="T35">CertifiedPublicKey</text:span><text:span text:style-name="T97">&gt;<text:line-break/> </text:span></text:p>
            <text:p text:style-name="P70"><text:span text:style-name="T97">&lt;/</text:span><text:span text:style-name="T35">CredentialDeploymentRequest</text:span><text:span text:style-name="T97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3">The owning </text:span><text:span text:style-name="T78">ProvisioningHandle</text:span> and local <text:span text:style-name="T7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21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2">“Piggybacked” symmetric key encrypted as described in<text:span text:style-name="T72"> </text:span><text:span text:style-name="CrossRef"><text:span text:style-name="T70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8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67"><text:span text:style-name="T74">Endorsed symmetric key algorithm URI </text:span><text:span text:style-name="T2">repeated</text:span><text:span text:style-name="T74"> as defined by </text:span><text:span text:style-name="T78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SymmetricKey</text:span><text:span text:style-name="T74"> imports and associates a symmetric key with an already created key-pair and certificate.</text:span></text:p>
      <text:p text:style-name="Text_20_body"><text:span text:style-name="T95">The </text:span><text:span text:style-name="T81">MAC</text:span><text:span text:style-name="T52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5">=</text:span><text:span text:style-name="T52"> </text:span><text:span text:style-name="CrossRef"><text:span text:style-name="T70"><text:reference-ref text:reference-format="text" text:ref-name="eecert">End-Entity Certificate</text:reference-ref></text:span></text:span><text:span text:style-name="T52"> || </text:span><text:span text:style-name="T81">SymmetricKey</text:span><text:span text:style-name="T52"> ||</text:span><text:span text:style-name="T51"> </text:span><text:span text:style-name="T81">EndorsedAlgorithm...</text:span></text:p>
      <text:p text:style-name="P33"><text:span text:style-name="T54">Note that </text:span><text:span text:style-name="T82">SymmetricKey</text:span><text:span text:style-name="T54"> is MACed “as is” and </text:span><text:span text:style-name="T51">then</text:span><text:span text:style-name="T54"> decrypted by the SKS before storing.</text:span></text:p>
      <text:p text:style-name="P33"><text:span text:style-name="T82">EndorsedAlgorithm</text:span><text:span text:style-name="T54"> URIs MUST be </text:span><text:span text:style-name="T51">sorted in ascending alphabetical order</text:span><text:span text:style-name="T54"> before calling </text:span><text:span text:style-name="T82">setSymmetricKey</text:span><text:span text:style-name="T54">.</text:span></text:p>
      <text:p text:style-name="P33"><text:span text:style-name="T82">EndorsedAlgorithm</text:span><text:span text:style-name="T54"> URIs MUST be compatible with </text:span><text:span text:style-name="CrossRef"><text:reference-ref text:reference-format="text" text:ref-name="algo.support">Algorithm Support</text:reference-ref></text:span><text:span text:style-name="T54"> for </text:span><text:span text:style-name="T51">symmetric</text:span><text:span text:style-name="T54"> keys.</text:span></text:p>
      <text:p text:style-name="P33"><text:span text:style-name="T54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4">.</text:span></text:p>
      <text:p text:style-name="P71"/>
      <text:p text:style-name="Standard"><text:span text:style-name="T54">The following </text:span><text:span text:style-name="CrossRef"><text:reference-ref text:reference-format="text" text:ref-name="keygen2">KeyGen2</text:reference-ref></text:span><text:span text:style-name="T54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Standard"><text:span text:style-name="T98"><text:line-break/>    &lt;</text:span><text:span text:style-name="T30">CertifiedPublicKey</text:span><text:span text:style-name="T98"> </text:span><text:span text:style-name="T39">ID</text:span><text:span text:style-name="T98">="Key.1" </text:span><text:span text:style-name="T39">MAC</text:span><text:span text:style-name="T98">="ngSgm4cYeJnFRuPgznqE ... H2BEElFWrM421w9SYAbY="&gt;<text:line-break/>  <text:s/>   <text:s text:c="2"/>&lt;</text:span><text:span text:style-name="T105">ds</text:span><text:span text:style-name="T98">:</text:span><text:span text:style-name="T30">X509Data</text:span><text:span text:style-name="T98">&gt;<text:line-break/>    <text:s text:c="2"/>    <text:s text:c="2"/>&lt;</text:span><text:span text:style-name="T105">ds</text:span><text:span text:style-name="T98">:</text:span><text:span text:style-name="T30">X509Certificate</text:span><text:span text:style-name="T98">&gt;MIIC2TCCAcGgAwIBAgS … NRT+VokJJsBecyALgeT0Dw==&lt;/</text:span><text:span text:style-name="T105">ds</text:span><text:span text:style-name="T98">:</text:span><text:span text:style-name="T30">X509Certificate</text:span><text:span text:style-name="T98">&gt;<text:line-break/>    <text:s text:c="4"/>&lt;</text:span><text:span text:style-name="T49">/</text:span><text:span text:style-name="T105">ds</text:span><text:span text:style-name="T98">:</text:span><text:span text:style-name="T30">X509Data</text:span><text:span text:style-name="T98">&gt;<text:line-break/> <text:s text:c="7"/>&lt;</text:span><text:span text:style-name="T30">SymmetricKey</text:span><text:span text:style-name="T98"> </text:span><text:span text:style-name="T39">EndorsedAlgorithms</text:span><text:span text:style-name="T98">=</text:span>"http://www.w3.org/2000/09/xmldsig#hmac-sha1"</text:p>
            <text:p text:style-name="Standard"><text:span text:style-name="T98"><text:s text:c="34"/></text:span><text:span text:style-name="T39">MAC</text:span><text:span text:style-name="T98">="je7KiznTlQXFdUMRl … vInumZCjxSl1CrcqcGkI="&gt;vInt09Esmg94v ...<text:line-break/> <text:s text:c="125"/>YU3tgIdhcNNby&lt;/</text:span><text:span text:style-name="T30">SymmetricKey</text:span><text:span text:style-name="T98">&gt;<text:line-break/> <text:s text:c="2"/> &lt;/</text:span><text:span text:style-name="T30">CertifiedPublicKey</text:span><text:span text:style-name="T98">&gt;<text:line-break/> </text:span></text:p>
            <text:p text:style-name="P70"><text:span text:style-name="T97">&lt;/</text:span><text:span text:style-name="T35">CredentialDeploymentRequest</text:span><text:span text:style-name="T97">&gt;</text:span></text:p>
          </table:table-cell>
        </table:table-row>
      </table:table>
      <text:p text:style-name="Text_20_body"/>
      <text:p text:style-name="P33"><text:span text:style-name="T54">For details on how to map keys and sessions, see </text:span><text:span text:style-name="CrossRef"><text:reference-ref text:reference-format="text" text:ref-name="setCertificatePath">setCertificatePath</text:reference-ref></text:span><text:span text:style-name="T54">.</text:span></text:p>
      <text:p text:style-name="Standard"><text:span text:style-name="T52">Note that the </text:span><text:span text:style-name="CrossRef"><text:span text:style-name="T70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21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4"> </text:span><text:span text:style-name="T82">Type</text:span><text:span text:style-name="T74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4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ddExtensionData</text:span><text:span text:style-name="T74"> adds attribute (extension) data to an already created key-pair and certificate.</text:span></text:p>
      <text:p text:style-name="Text_20_body"><text:span text:style-name="T95">The </text:span><text:span text:style-name="T81">MAC</text:span><text:span text:style-name="T52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5">=</text:span><text:span text:style-name="T52"> </text:span><text:span text:style-name="CrossRef"><text:span text:style-name="T70"><text:reference-ref text:reference-format="text" text:ref-name="eecert">End-Entity Certificate</text:reference-ref></text:span></text:span><text:span text:style-name="T52"> || </text:span><text:span text:style-name="T81">BaseType</text:span> || <text:span text:style-name="T82">Qualifier</text:span> || <text:span text:style-name="T82">ExtensionType</text:span> || <text:span text:style-name="T82">ExtensionData</text:span></text:p>
      <text:p text:style-name="Standard"><text:span text:style-name="T82"><text:line-break/></text:span><text:span text:style-name="T54">The following table shows </text:span><text:span text:style-name="T82">BaseType</text:span><text:span text:style-name="T54">, </text:span><text:span text:style-name="T82">Qualifier</text:span><text:span text:style-name="T54"> and </text:span><text:span text:style-name="T82">ExtensionData</text:span><text:span text:style-name="T54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80">EncryptedExtension</text:span>: <text:span text:style-name="T82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0">decrypted</text:span> by the SKS before storing.</text:p>
      <text:p text:style-name="Text_20_body">All <text:span text:style-name="T82">ExtensionType</text:span> attributes associated with a given key MUST be unique.</text:p>
      <text:p text:style-name="Standard"><text:span text:style-name="T74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4"> code. <text:s/>In that case the associated </text:span><text:span text:style-name="T82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5"><text:span text:style-name="T54">The XML schema extract below describes the </text:span><text:span text:style-name="CrossRef"><text:reference-ref text:reference-format="text" text:ref-name="keygen2">KeyGen2</text:reference-ref></text:span><text:span text:style-name="T54"> representation of </text:span><text:reference-mark-start text:name="propertybag"/><text:span text:style-name="T82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8"><text:span text:style-name="T54"><text:s text:c="3"/>&lt;</text:span><text:span text:style-name="T106">xs</text:span><text:span text:style-name="T54">:</text:span><text:span text:style-name="T32">element </text:span><text:span text:style-name="T41">name</text:span><text:span text:style-name="T54">="PropertyBag"&gt; </text:span></text:p>
            <text:p text:style-name="P95"><text:span text:style-name="T54"><text:s text:c="6"/>&lt;</text:span><text:span text:style-name="T106">xs</text:span><text:span text:style-name="T54">:</text:span><text:span text:style-name="T32">complexType</text:span><text:span text:style-name="T54">&gt; </text:span></text:p>
            <text:p text:style-name="P95"><text:span text:style-name="T54"><text:s text:c="9"/>&lt;</text:span><text:span text:style-name="T106">xs</text:span><text:span text:style-name="T54">:</text:span><text:span text:style-name="T32">sequence</text:span><text:span text:style-name="T54">&gt; </text:span></text:p>
            <text:p text:style-name="P95"><text:span text:style-name="T54"><text:s text:c="12"/>&lt;</text:span><text:span text:style-name="T106">xs</text:span><text:span text:style-name="T54">:</text:span><text:span text:style-name="T32">element</text:span><text:span text:style-name="T54"> </text:span><text:span text:style-name="T41">name</text:span><text:span text:style-name="T54">="Property" </text:span><text:span text:style-name="T41">maxOccurs</text:span><text:span text:style-name="T54">="unbounded"&gt; </text:span></text:p>
            <text:p text:style-name="P95"><text:span text:style-name="T54"><text:s text:c="15"/>&lt;</text:span><text:span text:style-name="T106">xs</text:span><text:span text:style-name="T54">:</text:span><text:span text:style-name="T32">complexType</text:span><text:span text:style-name="T54">&gt; </text:span></text:p>
            <text:p text:style-name="P99"/>
            <text:p text:style-name="P95"><text:span text:style-name="T54"><text:s text:c="18"/></text:span><text:span text:style-name="T119">&lt;!-- The name of the property --&gt;</text:span><text:span text:style-name="T54"> </text:span></text:p>
            <text:p text:style-name="P95"><text:span text:style-name="T54"><text:s text:c="18"/>&lt;</text:span><text:span text:style-name="T106">xs</text:span><text:span text:style-name="T54">:</text:span><text:span text:style-name="T32">attribute</text:span><text:span text:style-name="T54"> </text:span><text:span text:style-name="T41">name</text:span><text:span text:style-name="T54">="Name" </text:span><text:span text:style-name="T41">use</text:span><text:span text:style-name="T54">="required"/&gt; </text:span></text:p>
            <text:p text:style-name="P95"><text:s text:c="21"/>&lt;<text:span text:style-name="T110">xs</text:span>:<text:span text:style-name="T34">simpleType</text:span>&gt;</text:p>
            <text:p text:style-name="P95"><text:s text:c="24"/>&lt;<text:span text:style-name="T110">xs</text:span>:<text:span text:style-name="T34">restriction</text:span> <text:span text:style-name="T43">base</text:span>="<text:span text:style-name="T109">xs</text:span>:NCName"&gt;</text:p>
            <text:p text:style-name="P95"><text:s text:c="27"/>&lt;<text:span text:style-name="T110">xs</text:span>:<text:span text:style-name="T34">maxLength</text:span> <text:span text:style-name="T43">value</text:span>="255"/&gt;</text:p>
            <text:p text:style-name="P95"><text:s text:c="27"/>&lt;<text:span text:style-name="T110">xs</text:span>:<text:span text:style-name="T34">minLength </text:span><text:span text:style-name="T43">value</text:span>="1"/&gt;</text:p>
            <text:p text:style-name="P95"><text:s text:c="24"/>&lt;/<text:span text:style-name="T110">xs</text:span>:<text:span text:style-name="T34">restriction</text:span>&gt;</text:p>
            <text:p text:style-name="P95"><text:s text:c="21"/>&lt;/<text:span text:style-name="T110">xs</text:span>:<text:span text:style-name="T34">simpleType</text:span>&gt;</text:p>
            <text:p text:style-name="P96"><text:span text:style-name="T120"><text:s text:c="18"/>&lt;/</text:span><text:span text:style-name="T111">xs</text:span><text:span text:style-name="T120">:</text:span><text:span text:style-name="T36">attribute</text:span><text:span text:style-name="T120">&gt;</text:span></text:p>
            <text:p text:style-name="P96"/>
            <text:p text:style-name="P95"><text:span text:style-name="T54"><text:s text:c="18"/></text:span><text:span text:style-name="T119">&lt;!-- The value of the property --&gt;</text:span><text:span text:style-name="T54"> </text:span></text:p>
            <text:p text:style-name="P95"><text:span text:style-name="T54"><text:s text:c="18"/>&lt;</text:span><text:span text:style-name="T106">xs</text:span><text:span text:style-name="T54">:</text:span><text:span text:style-name="T32">attribute</text:span><text:span text:style-name="T54"> name="Value" </text:span><text:span text:style-name="T41">type</text:span><text:span text:style-name="T54">="</text:span><text:span text:style-name="T106">xs</text:span><text:span text:style-name="T54">:string" </text:span><text:span text:style-name="T41">use</text:span><text:span text:style-name="T54">="required"/&gt; </text:span></text:p>
            <text:p text:style-name="P99"/>
            <text:p text:style-name="P95"><text:span text:style-name="T54"><text:s text:c="18"/></text:span><text:span text:style-name="T119">&lt;!-- By default values are read-only but they may be <text:s/>declared as read/writable as well --&gt; </text:span></text:p>
            <text:p text:style-name="P95"><text:span text:style-name="T54"><text:s text:c="18"/>&lt;</text:span><text:span text:style-name="T106">xs</text:span><text:span text:style-name="T54">:</text:span><text:span text:style-name="T32">attribute</text:span><text:span text:style-name="T54"> </text:span><text:span text:style-name="T41">name</text:span><text:span text:style-name="T54">="Writable" </text:span><text:span text:style-name="T41">type</text:span><text:span text:style-name="T54">="</text:span><text:span text:style-name="T106">xs</text:span><text:span text:style-name="T54">:boolean" </text:span><text:span text:style-name="T41">use</text:span><text:span text:style-name="T54">="optional"/&gt; </text:span></text:p>
            <text:p text:style-name="P99"/>
            <text:p text:style-name="P95"><text:span text:style-name="T54"><text:s text:c="15"/>&lt;/</text:span><text:span text:style-name="T106">xs</text:span><text:span text:style-name="T54">:</text:span><text:span text:style-name="T32">complexType</text:span><text:span text:style-name="T54">&gt; </text:span></text:p>
            <text:p text:style-name="P95"><text:span text:style-name="T54"><text:s text:c="12"/>&lt;/</text:span><text:span text:style-name="T106">xs</text:span><text:span text:style-name="T54">:</text:span><text:span text:style-name="T32">element</text:span><text:span text:style-name="T54">&gt; </text:span></text:p>
            <text:p text:style-name="P95"><text:span text:style-name="T54"><text:s text:c="9"/>&lt;/</text:span><text:span text:style-name="T106">xs</text:span><text:span text:style-name="T54">:</text:span><text:span text:style-name="T32">sequence</text:span><text:span text:style-name="T54">&gt; </text:span></text:p>
            <text:p text:style-name="P99"/>
            <text:p text:style-name="P95"><text:span text:style-name="T54"><text:s text:c="5"/></text:span><text:span text:style-name="T119"><text:s text:c="4"/>&lt;!-- ExtensionType in SKS terms --&gt; </text:span></text:p>
            <text:p text:style-name="P95"><text:span text:style-name="T54"><text:s text:c="9"/>&lt;</text:span><text:span text:style-name="T106">xs</text:span><text:span text:style-name="T54">:</text:span><text:span text:style-name="T32">attribute</text:span><text:span text:style-name="T54"> </text:span><text:span text:style-name="T41">name</text:span><text:span text:style-name="T54">="Type" </text:span><text:span text:style-name="T41">type</text:span><text:span text:style-name="T54">="</text:span><text:span text:style-name="T106">xs</text:span><text:span text:style-name="T54">:anyURI" </text:span><text:span text:style-name="T41">use</text:span><text:span text:style-name="T54">="required"/&gt; </text:span></text:p>
            <text:p text:style-name="P99"/>
            <text:p text:style-name="P95"><text:span text:style-name="T54"><text:s text:c="9"/></text:span><text:span text:style-name="T119">&lt;!-- MAC (Message Authentication Code) --&gt; </text:span></text:p>
            <text:p text:style-name="P95"><text:span text:style-name="T54"><text:s text:c="9"/>&lt;</text:span><text:span text:style-name="T106">xs</text:span><text:span text:style-name="T54">:</text:span><text:span text:style-name="T32">attribute</text:span><text:span text:style-name="T54"> </text:span><text:span text:style-name="T41">name</text:span><text:span text:style-name="T54">="MAC" </text:span><text:span text:style-name="T41">type</text:span><text:span text:style-name="T54">="</text:span><text:span text:style-name="T106">xs</text:span><text:span text:style-name="T54">:base64Binary" </text:span><text:span text:style-name="T41">use</text:span><text:span text:style-name="T54">="required"/&gt; </text:span></text:p>
            <text:p text:style-name="P99"/>
            <text:p text:style-name="P95"><text:span text:style-name="T54"><text:s text:c="6"/>&lt;/</text:span><text:span text:style-name="T106">xs</text:span><text:span text:style-name="T54">:</text:span><text:span text:style-name="T32">complexType</text:span><text:span text:style-name="T54">&gt; </text:span></text:p>
            <text:p text:style-name="P97"><text:span text:style-name="CrossRef"><text:span text:style-name="T91"><text:s text:c="3"/>&lt;/</text:span></text:span><text:span text:style-name="CrossRef"><text:span text:style-name="T107">xs</text:span></text:span><text:span text:style-name="CrossRef"><text:span text:style-name="T91">:</text:span></text:span><text:span text:style-name="CrossRef"><text:span text:style-name="T33">element</text:span></text:span><text:span text:style-name="CrossRef"><text:span text:style-name="T91">&gt;</text:span></text:span></text:p>
          </table:table-cell>
        </table:table-row>
      </table:table>
      <text:p text:style-name="P93"/>
      <text:p text:style-name="P92"><text:span text:style-name="T54">A </text:span><text:span text:style-name="T82">PropertyBag</text:span><text:span text:style-name="T54"> MUST be converted to a </text:span><text:span text:style-name="T51">binary blob</text:span><text:span text:style-name="T54"> before storage in SKS and MACing according to the following:<text:line-break/></text:span></text:p>
      <text:list xml:id="list901338224" text:style-name="L2">
        <text:list-item>
          <text:p text:style-name="P114"><text:span text:style-name="T54">Each </text:span><text:span text:style-name="T82">Property</text:span><text:span text:style-name="T54"> is translated into a composite object consisting of the following attributes and transformed representation:</text:span></text:p>
        </text:list-item>
      </text:list>
      <text:p text:style-name="P57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6">byte⁮[</text:span><text:span text:style-name="T69"> </text:span><text:span text:style-name="T76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6">byte⁮[</text:span><text:span text:style-name="T69"> </text:span><text:span text:style-name="T76">] </text:span></text:p>
          </table:table-cell>
        </table:table-row>
      </table:table>
      <text:list xml:id="list123202431" text:continue-numbering="true" text:style-name="L2">
        <text:list-header>
          <text:p text:style-name="P115"><text:span text:style-name="T54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16">The resulting <text:span text:style-name="T82">Property</text:span><text:span text:style-name="T54"> </text:span>objects are <text:span text:style-name="T1">concatenated</text:span> in the order they occur in the <text:span text:style-name="T82">PropertyBag</text:span></text:p>
        </text:list-item>
      </text:list>
      <text:p text:style-name="P94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4"/>
      <text:p text:style-name="P44"/>
      <text:p text:style-name="P63">Continued on the next page...</text:p>
      <text:p text:style-name="P85"><text:span text:style-name="T54">Below is a </text:span><text:span text:style-name="CrossRef"><text:reference-ref text:reference-format="text" text:ref-name="keygen2">KeyGen2</text:reference-ref></text:span><text:span text:style-name="T54"> fragment showing an </text:span><text:span text:style-name="T82">Extension</text:span><text:span text:style-name="T54"> object holding a </text:span><text:span text:style-name="CrossRef"><text:reference-ref text:reference-format="text" text:ref-name="base64">Base64</text:reference-ref></text:span><text:span text:style-name="T54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66"><text:span text:style-name="T98"><text:line-break/>    &lt;</text:span><text:span text:style-name="T30">CertifiedPublicKey</text:span><text:span text:style-name="T98"> </text:span><text:span text:style-name="T39">ID</text:span><text:span text:style-name="T98">="Key.1" </text:span><text:span text:style-name="T39">MAC</text:span><text:span text:style-name="T98">="ngSgm4cYeJnFRuPgznqE ... H2BEElFWrM421w9SYAbY="&gt;<text:line-break/>  <text:s/>   <text:s text:c="2"/>&lt;</text:span><text:span text:style-name="T105">ds</text:span><text:span text:style-name="T98">:</text:span><text:span text:style-name="T30">X509Data</text:span><text:span text:style-name="T98">&gt;<text:line-break/>    <text:s text:c="2"/>    <text:s text:c="2"/>&lt;</text:span><text:span text:style-name="T105">ds</text:span><text:span text:style-name="T98">:</text:span><text:span text:style-name="T30">X509Certificate</text:span><text:span text:style-name="T98">&gt;MIIC2TCCAcGgAwIBAgS … NRT+VokJJsBecyALgeT0Dw==&lt;/</text:span><text:span text:style-name="T105">ds</text:span><text:span text:style-name="T98">:</text:span><text:span text:style-name="T30">X509Certificate</text:span><text:span text:style-name="T98">&gt;<text:line-break/>    <text:s text:c="4"/>&lt;</text:span><text:span text:style-name="T49">/</text:span><text:span text:style-name="T105">ds</text:span><text:span text:style-name="T98">:</text:span><text:span text:style-name="T30">X509Data</text:span><text:span text:style-name="T98">&gt;<text:line-break/> <text:s text:c="7"/>&lt;</text:span><text:span text:style-name="T30">Extension</text:span><text:span text:style-name="T98"> </text:span><text:span text:style-name="T39">Type</text:span><text:span text:style-name="T98">=</text:span>"http://schemas.xmlsoap.org/ws/2005/05/identity"</text:p>
            <text:p text:style-name="Standard"><text:span text:style-name="T39"><text:s text:c="27"/>MAC</text:span><text:span text:style-name="T98">="UMRlje7KiznTlQXFd … CrcqcGkIvInumZCjxSl1="&gt;PD94bWwgdmVyc2lvbj0iMS4w</text:span></text:p>
            <text:p text:style-name="Standard"><text:span text:style-name="T98"><text:s text:c="120"/>IiBlbmHVyZS ... <text:s/>B4bWxuczpkc <text:s text:c="3"/><text:line-break/> <text:s text:c="119"/>d3dy53My5vc&lt;/</text:span><text:span text:style-name="T30">Extension</text:span><text:span text:style-name="T98">&gt;</text:span></text:p>
            <text:p text:style-name="Standard"><text:span text:style-name="T98"><text:s text:c="3"/> &lt;/</text:span><text:span text:style-name="T30">CertifiedPublicKey</text:span><text:span text:style-name="T98">&gt;<text:line-break/> </text:span></text:p>
            <text:p text:style-name="P70"><text:span text:style-name="T97">&lt;/</text:span><text:span text:style-name="T35">CredentialDeploymentRequest</text:span><text:span text:style-name="T97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70"><text:reference-ref text:reference-format="text" text:ref-name="keygen2">KeyGen2</text:reference-ref></text:span></text:span><text:span text:style-name="T52"> sample showing the </text:span><text:span text:style-name="T81">PropertyBag</text:span><text:span text:style-name="T52"> and </text:span><text:span text:style-name="T81">Logotype</text:span><text:span text:style-name="T52"> objects added to a symmetric key for usage by an </text:span><text:span text:style-name="CrossRef"><text:span text:style-name="T70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Standard"><text:span text:style-name="T98"><text:line-break/>    &lt;</text:span><text:span text:style-name="T30">CertifiedPublicKey</text:span><text:span text:style-name="T98"> </text:span><text:span text:style-name="T39">ID</text:span><text:span text:style-name="T98">="Key.1" </text:span><text:span text:style-name="T39">MAC</text:span><text:span text:style-name="T98">="ngSgm4cYeJnFRuPgznqE ... H2BEElFWrM421w9SYAbY="&gt;<text:line-break/>  <text:s/>   <text:s text:c="2"/>&lt;</text:span><text:span text:style-name="T105">ds</text:span><text:span text:style-name="T98">:</text:span><text:span text:style-name="T30">X509Data</text:span><text:span text:style-name="T98">&gt;<text:line-break/>    <text:s text:c="2"/>    <text:s text:c="2"/>&lt;</text:span><text:span text:style-name="T105">ds</text:span><text:span text:style-name="T98">:</text:span><text:span text:style-name="T30">X509Certificate</text:span><text:span text:style-name="T98">&gt;MIIC2TCCAcGgAwIBAgS … NRT+VokJJsBecyALgeT0Dw==&lt;/</text:span><text:span text:style-name="T105">ds</text:span><text:span text:style-name="T98">:</text:span><text:span text:style-name="T30">X509Certificate</text:span><text:span text:style-name="T98">&gt;<text:line-break/>    <text:s text:c="4"/>&lt;</text:span><text:span text:style-name="T49">/</text:span><text:span text:style-name="T105">ds</text:span><text:span text:style-name="T98">:</text:span><text:span text:style-name="T30">X509Data</text:span><text:span text:style-name="T98">&gt;<text:line-break/> <text:s text:c="7"/>&lt;</text:span><text:span text:style-name="T30">SymmetricKey</text:span><text:span text:style-name="T98"> </text:span><text:span text:style-name="T39">EndorsedAlgorithms</text:span><text:span text:style-name="T98">="http://www.w3.org/2000/09/xmldsig#hmac-sha1"</text:span></text:p>
            <text:p text:style-name="Standard"><text:span text:style-name="T98"><text:s text:c="34"/></text:span><text:span text:style-name="T39">MAC</text:span><text:span text:style-name="T98">="je7KiznTlQXFdUMRl … vInumZCjxSl1CrcqcGkI="&gt;vInt09Esmg94v ...<text:line-break/> <text:s text:c="125"/>YU3tgIdhcNNby&lt;/</text:span><text:span text:style-name="T30">SymmetricKey</text:span><text:span text:style-name="T98">&gt;<text:line-break/> <text:s text:c="7"/>&lt;</text:span><text:span text:style-name="T30">PropertyBag</text:span><text:span text:style-name="T98"> </text:span><text:span text:style-name="T39">Type</text:span><text:span text:style-name="T98">=</text:span>"http://xmlns.webpki.org/keygen2/1.0#provider.ietf-hotp"</text:p>
            <text:p text:style-name="Standard"><text:span text:style-name="T98"><text:s text:c="31"/></text:span><text:span text:style-name="T39">MAC</text:span><text:span text:style-name="T98">="jIOHDgwI4dO7Kzs … uEH8MtykIS46JfiJ3N="&gt;</text:span></text:p>
            <text:p text:style-name="Standard"><text:span text:style-name="T98"><text:s text:c="12"/>&lt;</text:span><text:span text:style-name="T30">Property</text:span><text:span text:style-name="T98"> </text:span><text:span text:style-name="T39">Name</text:span><text:span text:style-name="T98">="Counter" </text:span><text:span text:style-name="T39">Value</text:span><text:span text:style-name="T98">="0" </text:span><text:span text:style-name="T39">Writable</text:span><text:span text:style-name="T98">="true"/&gt;</text:span></text:p>
            <text:p text:style-name="Standard"><text:span text:style-name="T98"><text:s text:c="12"/>&lt;</text:span><text:span text:style-name="T30">Property</text:span><text:span text:style-name="T98"> </text:span><text:span text:style-name="T39">Name</text:span><text:span text:style-name="T98">="Digits" </text:span><text:span text:style-name="T39">Value</text:span><text:span text:style-name="T98">="8"/&gt;</text:span></text:p>
            <text:p text:style-name="Standard"><text:span text:style-name="T98"><text:s text:c="8"/>&lt;/</text:span><text:span text:style-name="T30">PropertyBag</text:span><text:span text:style-name="T98">&gt;</text:span></text:p>
            <text:p text:style-name="Standard"><text:span text:style-name="T98"><text:s text:c="8"/>&lt;</text:span><text:span text:style-name="T30">Logotype</text:span><text:span text:style-name="T98"> </text:span><text:span text:style-name="T39">MimeType</text:span><text:span text:style-name="T98">="image/png" </text:span></text:p>
            <text:p text:style-name="Standard"><text:span text:style-name="T98"><text:s text:c="26"/></text:span><text:span text:style-name="T39">Type</text:span><text:span text:style-name="T98">=</text:span>"http://xmlns.webpki.org/keygen2/1.0#logotype.application"</text:p>
            <text:p text:style-name="Standard"><text:span text:style-name="T98"><text:s text:c="26"/></text:span><text:span text:style-name="T39">MAC</text:span><text:span text:style-name="T98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8"><text:s text:c="104"/>2d6W8UyRXA+=&lt;/</text:span><text:span text:style-name="T30">Logotype</text:span><text:span text:style-name="T98">&gt;<text:line-break/> <text:s text:c="2"/> &lt;/</text:span><text:span text:style-name="T30">CertifiedPublicKey</text:span><text:span text:style-name="T98">&gt;<text:line-break/> </text:span></text:p>
            <text:p text:style-name="P70"><text:span text:style-name="T97">&lt;/</text:span><text:span text:style-name="T35">CredentialDeploymentRequest</text:span><text:span text:style-name="T97">&gt;</text:span></text:p>
          </table:table-cell>
        </table:table-row>
      </table:table>
      <text:p text:style-name="Standard"/>
      <text:p text:style-name="Standard"/>
      <text:h text:style-name="P121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restorePrivateKey</text:span><text:span text:style-name="T74"> replaces a generated private key with a key supplied by the issuer.</text:span></text:p>
      <text:p text:style-name="Text_20_body"><text:span text:style-name="T95">The </text:span><text:span text:style-name="T81">MAC</text:span><text:span text:style-name="T52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5">=</text:span><text:span text:style-name="T52"> </text:span><text:span text:style-name="CrossRef"><text:span text:style-name="T70"><text:reference-ref text:reference-format="text" text:ref-name="eecert">End-Entity Certificate</text:reference-ref></text:span></text:span><text:span text:style-name="T52"> || </text:span><text:span text:style-name="T81">PrivateKey</text:span></text:p>
      <text:p text:style-name="P34"><text:span text:style-name="T54">Note that </text:span><text:span text:style-name="T82">PrivateKey</text:span><text:span text:style-name="T54"> is MACed “as is” and </text:span><text:span text:style-name="T51">then</text:span><text:span text:style-name="T54"> decrypted by the SKS before storing.</text:span></text:p>
      <text:p text:style-name="P34"><text:span text:style-name="T54">The purpose of </text:span><text:span text:style-name="T82">restorePrivateKey</text:span><text:span text:style-name="T54"> (preceded by </text:span><text:span text:style-name="CrossRef"><text:reference-ref text:reference-format="text" text:ref-name="setCertificatePath">setCertificatePath</text:reference-ref></text:span><text:span text:style-name="T54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4">Prerequisite: see the </text:span><text:span text:style-name="CrossRef"><text:reference-ref text:reference-format="text" text:ref-name="importprivatekey">ImportPrivateKey</text:reference-ref></text:span><text:span text:style-name="T54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9">CredentialDeploymentRequest </text:span><text:span text:style-name="T38">ClientSessionID</text:span><text:span text:style-name="T7">="_126992b6 … a8a6b484db8f"<text:line-break/> <text:s text:c="50"/></text:span><text:span text:style-name="T29"><text:s/></text:span><text:span text:style-name="T38">ID</text:span><text:span text:style-name="T8">="_0fa47ab3c00c … a67992b6ac61c"</text:span></text:p>
            <text:p text:style-name="P66"><text:span text:style-name="T29"><text:s text:c="52"/></text:span><text:span text:style-name="T38">IssuerURI</text:span><text:span text:style-name="T7">="https://ca.example.com/enroll" </text:span><text:span text:style-name="T4"> </text:span><text:span text:style-name="T45">…</text:span> <text:s/>&gt;</text:p>
            <text:p text:style-name="P66"><text:span text:style-name="T98"><text:line-break/>    &lt;</text:span><text:span text:style-name="T30">CertifiedPublicKey</text:span><text:span text:style-name="T98"> </text:span><text:span text:style-name="T39">ID</text:span><text:span text:style-name="T98">="Key.1" </text:span><text:span text:style-name="T39">MAC</text:span><text:span text:style-name="T98">="ngSgm4cYeJnFRuPgznqE ... H2BEElFWrM421w9SYAbY="&gt;<text:line-break/>  <text:s/>   <text:s text:c="2"/>&lt;</text:span><text:span text:style-name="T105">ds</text:span><text:span text:style-name="T98">:</text:span><text:span text:style-name="T30">X509Data</text:span><text:span text:style-name="T98">&gt;<text:line-break/>    <text:s text:c="2"/>    <text:s text:c="2"/>&lt;</text:span><text:span text:style-name="T105">ds</text:span><text:span text:style-name="T98">:</text:span><text:span text:style-name="T30">X509Certificate</text:span><text:span text:style-name="T98">&gt;MIIC2TCCAcGgAwIBAgS … NRT+VokJJsBecyALgeT0Dw==&lt;/</text:span><text:span text:style-name="T105">ds</text:span><text:span text:style-name="T98">:</text:span><text:span text:style-name="T30">X509Certificate</text:span><text:span text:style-name="T98">&gt;<text:line-break/>    <text:s text:c="4"/>&lt;</text:span><text:span text:style-name="T49">/</text:span><text:span text:style-name="T105">ds</text:span><text:span text:style-name="T98">:</text:span><text:span text:style-name="T30">X509Data</text:span><text:span text:style-name="T98">&gt;<text:line-break/> <text:s text:c="7"/>&lt;</text:span><text:span text:style-name="T30">PrivateKey </text:span><text:span text:style-name="T39">MAC</text:span><text:span text:style-name="T98">="umZCjxSl1znTlQX … CrcqcGkIvInFdUMRlje7Ki="&gt;c2lvbj0iMSwgdmVy4wPD94bW</text:span></text:p>
            <text:p text:style-name="Standard"><text:span text:style-name="T98"><text:s text:c="121"/>VyZSIiBlbmH ... <text:s/>uczpkcB4bWx <text:s text:c="3"/><text:line-break/> <text:s text:c="120"/>My5vcd3dy53&lt;/</text:span><text:span text:style-name="T30">PrivateKey</text:span><text:span text:style-name="T98">&gt;</text:span></text:p>
            <text:p text:style-name="Standard"><text:span text:style-name="T98"><text:s text:c="3"/> &lt;/</text:span><text:span text:style-name="T30">CertifiedPublicKey</text:span><text:span text:style-name="T98">&gt;<text:line-break/> </text:span></text:p>
            <text:p text:style-name="P70"><text:span text:style-name="T97">&lt;/</text:span><text:span text:style-name="T35">CredentialDeploymentRequest</text:span><text:span text:style-name="T97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2">.</text:span></text:p>
      <text:h text:style-name="P121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8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67"><text:span text:style-name="T74">DER-encoded </text:span><text:span text:style-name="CrossRef"><text:reference-ref text:reference-format="text" text:ref-name="X.509">X.509</text:reference-ref></text:span><text:span text:style-name="T74"> certificate object</text:span> <text:span text:style-name="T1">repeated</text:span> as defined by</text:p>
            <text:p text:style-name="P87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2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70"> </text:span><text:span text:style-name="T82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8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3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4">Note that </text:span><text:span text:style-name="T82">X509Certificate</text:span><text:span text:style-name="T54"> objects MUST form an </text:span><text:span text:style-name="T51">ordered</text:span><text:span text:style-name="T52"> certificate </text:span><text:span text:style-name="T54">path so that the </text:span><text:span text:style-name="T51">first</text:span><text:span text:style-name="T54"> object contains the actual SKS </text:span><text:span text:style-name="CrossRef"><text:reference-ref text:reference-format="text" text:ref-name="devcert">Device Certificate</text:reference-ref></text:span><text:span text:style-name="T54">.</text:span></text:p>
      <text:p text:style-name="Text_20_body">The<text:span text:style-name="T92"> certificate path</text:span> MUST NOT contain any “holes” but does not have to be complete (include all CAs).</text:p>
      <text:p text:style-name="Text_20_body"><text:span text:style-name="T81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21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  <table:table-row table:style-name="Table44.2">
          <table:table-cell table:style-name="Table44.A2" office:value-type="string">
            <text:p text:style-name="P15">ProvisioningState</text:p>
          </table:table-cell>
          <table:table-cell table:style-name="Table44.A2" office:value-type="string">
            <text:p text:style-name="P3">bool</text:p>
          </table:table-cell>
          <table:table-cell table:style-name="Table44.C2" office:value-type="string">
            <text:p text:style-name="P2">If true only emit keys belonging to <text:span text:style-name="T1">open</text:span> provisioning sessions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6"><text:span text:style-name="T62">Key attribute data MUST only be emitted if</text:span><text:span text:style-name="T63"> </text:span>KeyHandle<text:span text:style-name="T60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P38"/>
      <text:p text:style-name="P38"><text:span text:style-name="T83">enumerateKeys</text:span> enumerate keys for open or closed provisioning sessions. <text:s/>Closed provisioning session means that the key is ready for usage by <text:span text:style-name="T1">applications</text:span>.</text:p>
      <text:p text:style-name="P38"><text:span text:style-name="T54">When </text:span><text:span text:style-name="T81">enumerateKeys</text:span><text:span text:style-name="T52"> returns with a </text:span><text:span text:style-name="T81">KeyHandle</text:span><text:span text:style-name="T52"> = 0xFFFFFFFF there are no more key objects to read.</text:span></text:p>
      <text:h text:style-name="P121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DeleteKey</text:span><text:span text:style-name="T74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4"> where </text:span><text:span text:style-name="T2">Data</text:span><text:span text:style-name="T74"> is arranged as follows:</text:span></text:p>
      <text:p text:style-name="Text_20_body"><text:span text:style-name="T74"><text:tab/></text:span><text:span text:style-name="T2">Data</text:span><text:span text:style-name="T74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4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4">.</text:span></text:p>
      <text:h text:style-name="P121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UpdateKey</text:span><text:span text:style-name="T74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4"> where </text:span><text:span text:style-name="T2">Data</text:span><text:span text:style-name="T74"> is arranged as follows:</text:span></text:p>
      <text:p text:style-name="Text_20_body"><text:span text:style-name="T74"><text:tab/></text:span><text:span text:style-name="T2">Data</text:span><text:span text:style-name="T74"> = </text:span><text:span text:style-name="CrossRef"><text:span text:style-name="T70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0"><text:reference-ref text:reference-format="text" text:ref-name="ppmac">Post Provisioning MAC</text:reference-ref></text:span></text:span></text:p>
      <text:p text:style-name="P30"><text:span text:style-name="T70"><text:line-break/></text:span><text:span text:style-name="T70">The new (update) key MUST have been fitted with a certificate before this method is called. <text:s/>In addition, the new key MUST NOT be PIN‑protected since it supposed to </text:span><text:span text:style-name="T1">inherit</text:span><text:span text:style-name="T70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4">The </text:span><text:span text:style-name="T82">KeyHandle</text:span><text:span text:style-name="T74"> of the updated key MUST after a successful update be set equal to </text:span><text:span text:style-name="T82">KeyHandleOriginal</text:span><text:span text:style-name="T74">.</text:span></text:p>
      <text:p text:style-name="P61"/>
      <text:h text:style-name="P121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Standard"><text:span text:style-name="T54">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8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21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7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2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0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3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2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21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2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0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3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1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2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0"><text:span text:style-name="T74">Exact copies of the corresponding </text:span><text:span text:style-name="CrossRef"><text:reference-ref text:reference-format="text" text:ref-name="addextensiondata">addExtensionData</text:reference-ref></text:span><text:span text:style-name="T74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3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2">ExtensionData</text:span> will be a zero-length array.</text:p>
      <text:h text:style-name="P121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3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4">A conforming SKS MAY introduce physical presence methods like GPIO-based buttons, </text:span><text:span text:style-name="T2">circumventing</text:span><text:span text:style-name="T74"> key delete policy settings.</text:span></text:p>
      <text:h text:style-name="P121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3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21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83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3">exportKey</text:span><text:span text:style-name="T60"> MUST return </text:span><text:span text:style-name="CrossRef"><text:span text:style-name="T70"><text:reference-ref text:reference-format="text" text:ref-name="err.not.allowed">ERROR_NOT_ALLOWED</text:reference-ref></text:span></text:span><text:span text:style-name="T60"> status.</text:span></text:p>
      <text:h text:style-name="P117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9">ee </text:span><text:span text:style-name="CrossRef"><text:span text:style-name="T70"><text:reference-ref text:reference-format="text" text:ref-name="sess.key.op">SessionKeyLimit</text:reference-ref></text:span></text:span><text:span text:style-name="T59">.</text:span></text:p>
      <text:p text:style-name="Text_20_body"><text:span text:style-name="T59">String literals like </text:span><text:span text:style-name="T83">"Encryption Key"</text:span><text:span text:style-name="T59"> featured in the following definitions MUST be supplied “as is” </text:span><text:span text:style-name="T61">without</text:span><text:span text:style-name="T59"> length indicators, while when being a part of a MAC or attestation argument MUST be treated as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8"><text:tab/>EncryptionKey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8">"Encryption Key"</text:span>)</text:p>
      <text:p text:style-name="Text_20_body"><text:span text:style-name="T78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8"><text:tab/>MAC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1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1">Data</text:span><text:span text:style-name="T47">)</text:span></text:p>
      <text:p text:style-name="Text_20_body"><text:span text:style-name="T61">MethodName</text:span><text:span text:style-name="T47"> is the string literal of the target method like </text:span><text:span text:style-name="T78">"closeProvisioningSession"</text:span><text:span text:style-name="T47">, while </text:span><text:span text:style-name="T61">Data</text:span><text:span text:style-name="T59"> represents the arguments as specified for the actual method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><text:span text:style-name="T59">After each MAC operation, </text:span><text:span text:style-name="CrossRef"><text:span text:style-name="T70"><text:reference-ref text:reference-format="text" text:ref-name="mac.seq.cnt">MACSequenceCounter</text:reference-ref></text:span></text:span><text:span text:style-name="T59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8"><text:tab/>Attestation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5">"</text:span><text:span text:style-name="T83">Device Attestation"</text:span><text:span text:style-name="T47">, </text:span><text:span text:style-name="T61">Data</text:span><text:span text:style-name="T47">)</text:span></text:p>
      <text:p text:style-name="Text_20_body"><text:span text:style-name="T61">Data</text:span><text:span text:style-name="T59"> represents the data to be attested. <text:s/>Also see </text:span><text:span text:style-name="CrossRef"><text:span text:style-name="T70"><text:reference-ref text:reference-format="text" text:ref-name="sign.prov.sess.data">signProvisioningSessionData</text:reference-ref></text:span></text:span><text:span text:style-name="T59">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50"/>
      <text:h text:style-name="Heading_20_2" text:outline-level="2"><text:reference-mark-start text:name="ppmac"/><text:span text:style-name="T70">Post Provisioning MAC</text:span><text:reference-mark-end text:name="ppmac"/><text:span text:style-name="T70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8"><text:tab/>MAC</text:span> = <text:span text:style-name="CrossRef"><text:span text:style-name="T70"><text:reference-ref text:reference-format="text" text:ref-name="HMAC_SHA256">HMAC-SHA256</text:reference-ref></text:span></text:span> (<text:span text:style-name="T1">OriginalSessionKey</text:span><text:span text:style-name="T61"> || </text:span><text:span text:style-name="T83">"Proof Of Issuance"</text:span>, <text:span text:style-name="CrossRef"><text:span text:style-name="T70"><text:reference-ref text:reference-format="text" text:ref-name="eecert">End-Entity Certificate</text:reference-ref></text:span></text:span>)</text:p>
      <text:p text:style-name="Text_20_body"><text:span text:style-name="T61">OriginalSessionKey</text:span><text:span text:style-name="T59"> is the </text:span><text:span text:style-name="CrossRef"><text:span text:style-name="T70"><text:reference-ref text:reference-format="text" text:ref-name="sess.key">SessionKey</text:reference-ref></text:span></text:span><text:span text:style-name="T59"> of the </text:span><text:span text:style-name="T61">original</text:span><text:span text:style-name="T59"> provisioning session while </text:span><text:span text:style-name="CrossRef"><text:span text:style-name="T70"><text:reference-ref text:reference-format="text" text:ref-name="eecert">End-Entity Certificate</text:reference-ref></text:span></text:span><text:span text:style-name="T59"> points to the </text:span><text:span text:style-name="T61">target key</text:span><text:span text:style-name="T59">. <text:s/>Note that post provisioning operations require that the target key's </text:span><text:span text:style-name="CrossRef"><text:span text:style-name="T70"><text:reference-ref text:reference-format="text" text:ref-name="updatable.key">Updatable</text:reference-ref></text:span></text:span><text:span text:style-name="T59"> flag is set.</text:span></text:p>
      <text:p text:style-name="Text_20_body"><text:span text:style-name="T59">If </text:span><text:span text:style-name="CrossRef"><text:span text:style-name="T70"><text:reference-ref text:reference-format="text" text:ref-name="sess.key.op">SessionKeyLimit</text:reference-ref></text:span></text:span><text:span text:style-name="T59"> for the </text:span><text:span text:style-name="T61">OriginalSessionKey</text:span><text:span text:style-name="T59"> is exceeded (use count is incremented for each post provisioning MAC), the post provisioning operation MUST be aborted.</text:span></text:p>
      <text:p text:style-name="P50"/>
      <text:h text:style-name="P119" text:outline-level="1">Missing Methods</text:h>
      <text:p text:style-name="P50">Symmetric key encryption and hmac, asymmetric decryption, and some utility methods</text:p>
      <text:h text:style-name="P117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8"><text:span text:style-name="T78">ProvisioningHandle</text:span><text:span text:style-name="T63">, ...</text:span> = <text:span text:style-name="CrossRef"><text:reference-ref text:reference-format="text" text:ref-name="createProvisioningSession">createProvisioningSession</text:reference-ref></text:span> (…)</text:p>
      <text:p text:style-name="P89"><text:span text:style-name="T78">PUKPolicyHandle</text:span> = <text:span text:style-name="CrossRef"><text:reference-ref text:reference-format="text" text:ref-name="createPUKPolicy">createPUKPolicy</text:reference-ref></text:span> (<text:span text:style-name="T78">ProvisioningHandle</text:span><text:span text:style-name="T63">, ...)</text:span></text:p>
      <text:p text:style-name="P89"><text:span text:style-name="T78">PINPolicyHandle</text:span><text:span text:style-name="T63"> = </text:span><text:span text:style-name="CrossRef"><text:reference-ref text:reference-format="text" text:ref-name="createPINPolicy">createPINPolicy</text:reference-ref></text:span><text:span text:style-name="T63"> (</text:span><text:span text:style-name="T78">ProvisioningHandle</text:span><text:span text:style-name="T63">, , </text:span><text:span text:style-name="T78">PUKPolicyHandle</text:span><text:span text:style-name="T63">, ...)</text:span></text:p>
      <text:p text:style-name="P89"><text:span text:style-name="T78">KeyHandle</text:span><text:span text:style-name="T63">, ...</text:span> = <text:span text:style-name="CrossRef"><text:reference-ref text:reference-format="text" text:ref-name="createKeyPair">createKeyPair</text:reference-ref></text:span> (<text:span text:style-name="T78">ProvisioningHandle</text:span><text:span text:style-name="T63">, , </text:span><text:span text:style-name="T78">PINPolicyHandle</text:span><text:span text:style-name="T63">, …)</text:span></text:p>
      <text:p text:style-name="P90">External certification of the generated public key happens here...</text:p>
      <text:p text:style-name="P88"><text:span text:style-name="CrossRef"><text:reference-ref text:reference-format="text" text:ref-name="setCertificatePath">setCertificatePath</text:reference-ref></text:span><text:span text:style-name="T63"> (</text:span><text:span text:style-name="T78">KeyHandle</text:span><text:span text:style-name="T63">, ...)</text:span></text:p>
      <text:p text:style-name="P89"><text:span text:style-name="CrossRef"><text:reference-ref text:reference-format="text" text:ref-name="closeProvisioningSession">closeProvisioningSession</text:reference-ref></text:span><text:span text:style-name="T63"> (</text:span><text:span text:style-name="T78">ProvisioningHandle</text:span><text:span text:style-name="T63">, ...)</text:span></text:p>
      <text:p text:style-name="Text_20_body"><text:span text:style-name="T63"><text:line-break/>Note that </text:span><text:span text:style-name="T78">Handle</text:span><text:span text:style-name="T63"> variables are only used by local middleware, while (not shown) variables like </text:span><text:span text:style-name="T78">SessionKey</text:span><text:span text:style-name="T63">, </text:span><text:span text:style-name="T78">MAC</text:span><text:span text:style-name="T63">, </text:span><text:span text:style-name="T78">ID</text:span><text:span text:style-name="T63">, etc. are primarily used in the communication between an issuer and the SKS.</text:span></text:p>
      <text:p text:style-name="P47">If keys are to be created entirely locally, this requires local software emulation of an issuer.</text:p>
      <text:h text:style-name="P117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8">&lt;</text:span><text:span text:style-name="T30">CredentialDiscoveryRequest</text:span><text:span text:style-name="T10">  </text:span><text:span text:style-name="T99">…</text:span><text:span text:style-name="T98"> <text:s/>&gt;<text:line-break/></text:span></text:p>
            <text:p text:style-name="P66"><text:span text:style-name="T98">    &lt;</text:span><text:span text:style-name="T30">LookupSpecifier</text:span><text:span text:style-name="T98"> </text:span><text:span text:style-name="T39">ID</text:span><text:span text:style-name="T98">="Lookup.1" </text:span><text:span text:style-name="T39">Nonce</text:span><text:span text:style-name="T98">="nSgmg4cznqE ... WrH2421w9SYA="&gt;<text:line-break/> <text:s text:c="3"/>    &lt;</text:span><text:span text:style-name="T30">SearchFilter</text:span><text:span text:style-name="T98"> </text:span><text:span text:style-name="T39">Email</text:span><text:span text:style-name="T98">="john.doe@example.com"/&gt;<text:line-break/>        &lt;</text:span><text:span text:style-name="T105">ds</text:span><text:span text:style-name="T98">:</text:span><text:span text:style-name="T30">Signature</text:span><text:span text:style-name="T98">&gt;<text:line-break/>            &lt;</text:span><text:span text:style-name="T105">ds</text:span><text:span text:style-name="T98">:</text:span><text:span text:style-name="T30">SignedInfo</text:span><text:span text:style-name="T98">&gt;<text:line-break/>                &lt;</text:span><text:span text:style-name="T105">ds</text:span><text:span text:style-name="T98">:</text:span><text:span text:style-name="T30">CanonicalizationMethod</text:span><text:span text:style-name="T98"> </text:span><text:span text:style-name="T39">Algorithm</text:span><text:span text:style-name="T98">="http://www.w3.org/2001/10/xml-exc-c14n#"/&gt;<text:line-break/>                &lt;</text:span><text:span text:style-name="T105">ds</text:span><text:span text:style-name="T98">:</text:span><text:span text:style-name="T30">SignatureMethod</text:span><text:span text:style-name="T98"> </text:span><text:span text:style-name="T39">Algorithm</text:span><text:span text:style-name="T98">="http://www.w3.org/2001/04/xmldsig-more#rsa-sha256"/&gt;<text:line-break/>                &lt;</text:span><text:span text:style-name="T105">ds</text:span><text:span text:style-name="T98">:</text:span><text:span text:style-name="T30">Reference</text:span><text:span text:style-name="T98"> </text:span><text:span text:style-name="T39">URI</text:span><text:span text:style-name="T98">="#Lookup.1"&gt;<text:line-break/>                    &lt;</text:span><text:span text:style-name="T105">ds</text:span><text:span text:style-name="T98">:</text:span><text:span text:style-name="T30">Transforms</text:span><text:span text:style-name="T98">&gt;<text:line-break/>                        &lt;</text:span><text:span text:style-name="T105">ds</text:span><text:span text:style-name="T98">:</text:span><text:span text:style-name="T30">Transform</text:span><text:span text:style-name="T98"> </text:span><text:span text:style-name="T39">Algorithm</text:span><text:span text:style-name="T98">="http://www.w3.org/2000/09/xmldsig#enveloped-signature"/&gt;<text:line-break/>                        &lt;</text:span><text:span text:style-name="T105">ds</text:span><text:span text:style-name="T98">:</text:span><text:span text:style-name="T30">Transform</text:span><text:span text:style-name="T98"> </text:span><text:span text:style-name="T39">Algorithm</text:span><text:span text:style-name="T98">="http://www.w3.org/2001/10/xml-exc-c14n#"/&gt;<text:line-break/>                    &lt;/</text:span><text:span text:style-name="T105">ds</text:span><text:span text:style-name="T98">:</text:span><text:span text:style-name="T30">Transforms</text:span><text:span text:style-name="T98">&gt;<text:line-break/>                    &lt;</text:span><text:span text:style-name="T105">ds</text:span><text:span text:style-name="T98">:</text:span><text:span text:style-name="T30">DigestMethod</text:span><text:span text:style-name="T98"> </text:span><text:span text:style-name="T39">Algorithm</text:span><text:span text:style-name="T98">="http://www.w3.org/2001/04/xmlenc#sha256"/&gt;<text:line-break/>                    &lt;</text:span><text:span text:style-name="T105">ds</text:span><text:span text:style-name="T98">:</text:span><text:span text:style-name="T30">DigestValue</text:span><text:span text:style-name="T98">&gt;JBfoi8iBKRyWxXYlTTU1cdyybMTyJr+WDW+qCJdxoGE=&lt;/</text:span><text:span text:style-name="T105">ds</text:span><text:span text:style-name="T98">:</text:span><text:span text:style-name="T30">DigestValue</text:span><text:span text:style-name="T98">&gt;<text:line-break/>                &lt;/</text:span><text:span text:style-name="T105">ds</text:span><text:span text:style-name="T98">:</text:span><text:span text:style-name="T30">Reference</text:span><text:span text:style-name="T98">&gt;<text:line-break/>            &lt;/</text:span><text:span text:style-name="T105">ds</text:span><text:span text:style-name="T98">:</text:span><text:span text:style-name="T30">SignedInfo</text:span><text:span text:style-name="T98">&gt;<text:line-break/>            &lt;</text:span><text:span text:style-name="T105">ds</text:span><text:span text:style-name="T98">:</text:span><text:span text:style-name="T30">SignatureValue</text:span><text:span text:style-name="T98">&gt;mSMaH6wChPQRDT... JKrW3n/dL7seGbg==&lt;/</text:span><text:span text:style-name="T105">ds</text:span><text:span text:style-name="T98">:</text:span><text:span text:style-name="T30">SignatureValue</text:span><text:span text:style-name="T98">&gt;<text:line-break/>            &lt;</text:span><text:span text:style-name="T105">ds</text:span><text:span text:style-name="T98">:</text:span><text:span text:style-name="T30">KeyInfo</text:span><text:span text:style-name="T98">&gt;<text:line-break/>                &lt;</text:span><text:span text:style-name="T105">ds</text:span><text:span text:style-name="T98">:</text:span><text:span text:style-name="T30">X509Data</text:span><text:span text:style-name="T98">&gt;<text:line-break/>                    &lt;</text:span><text:span text:style-name="T105">ds</text:span><text:span text:style-name="T98">:</text:span><text:span text:style-name="T30">X509IssuerSerial</text:span><text:span text:style-name="T98">&gt;<text:line-break/>                        &lt;</text:span><text:span text:style-name="T105">ds</text:span><text:span text:style-name="T98">:</text:span><text:span text:style-name="T30">X509IssuerName</text:span><text:span text:style-name="T98">&gt;CN=Root CA,O=example.com,C=us&lt;/</text:span><text:span text:style-name="T105">ds</text:span><text:span text:style-name="T98">:</text:span><text:span text:style-name="T30">X509IssuerName</text:span><text:span text:style-name="T98">&gt;<text:line-break/>                        &lt;</text:span><text:span text:style-name="T105">ds</text:span><text:span text:style-name="T98">:</text:span><text:span text:style-name="T30">X509SerialNumber</text:span><text:span text:style-name="T98">&gt;2&lt;/</text:span><text:span text:style-name="T105">ds</text:span><text:span text:style-name="T98">:</text:span><text:span text:style-name="T30">X509SerialNumber</text:span><text:span text:style-name="T98">&gt;<text:line-break/>                    &lt;/</text:span><text:span text:style-name="T105">ds</text:span><text:span text:style-name="T98">:</text:span><text:span text:style-name="T30">X509IssuerSerial</text:span><text:span text:style-name="T98">&gt;<text:line-break/>                    </text:span><text:span text:style-name="T118">&lt;!-- The Issuer's Certificate: --&gt;</text:span><text:span text:style-name="T98"><text:line-break/>                    &lt;</text:span><text:span text:style-name="T105">ds</text:span><text:span text:style-name="T98">:</text:span><text:span text:style-name="T30">X509Certificate</text:span><text:span text:style-name="T98">&gt;MIIDbzCCAlegAw … gtzO/rITZcbKHyCZvQ==&lt;/</text:span><text:span text:style-name="T105">ds</text:span><text:span text:style-name="T98">:</text:span><text:span text:style-name="T30">X509Certificate</text:span><text:span text:style-name="T98">&gt;<text:line-break/>                &lt;/</text:span><text:span text:style-name="T105">ds</text:span><text:span text:style-name="T98">:</text:span><text:span text:style-name="T30">X509Data</text:span><text:span text:style-name="T98">&gt;<text:line-break/>            &lt;/</text:span><text:span text:style-name="T105">ds</text:span><text:span text:style-name="T98">:</text:span><text:span text:style-name="T30">KeyInfo</text:span><text:span text:style-name="T98">&gt;<text:line-break/>        &lt;/</text:span><text:span text:style-name="T105">ds</text:span><text:span text:style-name="T98">:</text:span><text:span text:style-name="T30">Signature</text:span><text:span text:style-name="T98">&gt;<text:line-break/>    &lt;/</text:span><text:span text:style-name="T30">LookupSpecifier</text:span><text:span text:style-name="T98">&gt;<text:line-break/></text:span></text:p>
            <text:p text:style-name="Standard"><text:span text:style-name="T98">&lt;/</text:span><text:span text:style-name="T30">CredentialDiscoveryRequest</text:span><text:span text:style-name="T98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355206641" text:style-name="L3">
        <text:list-item>
          <text:p text:style-name="P124">Verify that the <text:span text:style-name="T83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4">Verify that the freshness <text:span text:style-name="T78">Nonce</text:span> matches <text:span text:style-name="CrossRef"><text:reference-ref text:reference-format="text" text:ref-name="SHA256">SHA256</text:reference-ref></text:span> (<text:span text:style-name="T78">ClientSessionID</text:span> || <text:span text:style-name="T78">ServerSessionID</text:span> || I<text:span text:style-name="T78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4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24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8">X509Certificate</text:span> element which (together with the <text:span text:style-name="T83">Signature</text:span><text:span text:style-name="T60">),</text:span><text:span text:style-name="T63"> serv</text:span>es as an <text:span text:style-name="T1">Issuer Filter</text:span></text:p>
        </text:list-item>
        <text:list-item>
          <text:p text:style-name="P124">Collect the keys from step #4 that also feature the e-mail addresss <text:span text:style-name="T117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17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3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17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1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17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8, WebPKI.org, 2010-04-30<text:tab/>Page <text:page-number text:select-page="current">53</text:page-number> of <text:page-count>5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4-26T22:37:08</meta:creation-date>
    <meta:editing-cycles>17</meta:editing-cycles>
    <meta:editing-duration>PT02H31M11S</meta:editing-duration>
    <dc:title>Secure Key Store - API and Architecture</dc:title>
    <dc:date>2010-05-02T11:04:00</dc:date>
    <dc:creator>Anders Rundgren</dc:creator>
    <meta:document-statistic meta:table-count="79" meta:image-count="0" meta:object-count="4" meta:page-count="53" meta:paragraph-count="1689" meta:word-count="10456" meta:character-count="78915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